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c561" officeooo:paragraph-rsid="0018fa01"/>
    </style:style>
    <style:style style:name="P2" style:family="paragraph" style:parent-style-name="Standard">
      <style:text-properties officeooo:rsid="0015c561" officeooo:paragraph-rsid="001a8dfc"/>
    </style:style>
    <style:style style:name="P3" style:family="paragraph" style:parent-style-name="Standard">
      <style:text-properties officeooo:rsid="0015c561" officeooo:paragraph-rsid="001b3c79"/>
    </style:style>
    <style:style style:name="P4" style:family="paragraph" style:parent-style-name="Standard">
      <style:text-properties officeooo:rsid="0015c561" officeooo:paragraph-rsid="001ce87b"/>
    </style:style>
    <style:style style:name="P5" style:family="paragraph" style:parent-style-name="Standard">
      <style:text-properties officeooo:rsid="0015c561" officeooo:paragraph-rsid="001ed6c8"/>
    </style:style>
    <style:style style:name="P6" style:family="paragraph" style:parent-style-name="Standard">
      <style:text-properties officeooo:rsid="0015c561" officeooo:paragraph-rsid="0020ae7e"/>
    </style:style>
    <style:style style:name="P7" style:family="paragraph" style:parent-style-name="Standard">
      <style:text-properties officeooo:rsid="0015c561" officeooo:paragraph-rsid="0023cd24"/>
    </style:style>
    <style:style style:name="P8" style:family="paragraph" style:parent-style-name="Standard">
      <style:paragraph-properties style:line-height-at-least="0.1665in"/>
      <style:text-properties fo:color="#000000" style:font-name="Droid Sans Mono" fo:font-size="9pt" fo:font-weight="normal" fo:background-color="#fffffe"/>
    </style:style>
    <style:style style:name="P9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2acdfd" fo:background-color="#fffffe"/>
    </style:style>
    <style:style style:name="P10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399542" officeooo:paragraph-rsid="00399542" fo:background-color="#fffffe"/>
    </style:style>
    <style:style style:name="P11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3ab6aa" officeooo:paragraph-rsid="003ab6aa" fo:background-color="#fffffe"/>
    </style:style>
    <style:style style:name="P12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2c29dd"/>
    </style:style>
    <style:style style:name="P13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2db053"/>
    </style:style>
    <style:style style:name="P14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399542"/>
    </style:style>
    <style:style style:name="P15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3ab6aa"/>
    </style:style>
    <style:style style:name="P16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3c5461"/>
    </style:style>
    <style:style style:name="P17" style:family="paragraph" style:parent-style-name="Standard">
      <style:paragraph-properties style:line-height-at-least="0.1665in"/>
      <style:text-properties fo:color="#000000" fo:background-color="#fffffe"/>
    </style:style>
    <style:style style:name="P18" style:family="paragraph" style:parent-style-name="Standard">
      <style:paragraph-properties style:line-height-at-least="0.1665in"/>
      <style:text-properties fo:color="#000000" officeooo:paragraph-rsid="002acdfd" fo:background-color="#fffffe"/>
    </style:style>
    <style:style style:name="P19" style:family="paragraph" style:parent-style-name="Standard">
      <style:text-properties officeooo:rsid="0018fa01" officeooo:paragraph-rsid="002acdfd"/>
    </style:style>
    <style:style style:name="P20" style:family="paragraph" style:parent-style-name="Standard">
      <style:text-properties officeooo:paragraph-rsid="0018fa01"/>
    </style:style>
    <style:style style:name="P21" style:family="paragraph" style:parent-style-name="Standard">
      <style:text-properties officeooo:paragraph-rsid="001a8dfc"/>
    </style:style>
    <style:style style:name="P22" style:family="paragraph" style:parent-style-name="Standard">
      <style:text-properties officeooo:paragraph-rsid="001b3c79"/>
    </style:style>
    <style:style style:name="P23" style:family="paragraph" style:parent-style-name="Standard">
      <style:text-properties officeooo:paragraph-rsid="001ce87b"/>
    </style:style>
    <style:style style:name="P24" style:family="paragraph" style:parent-style-name="Standard">
      <style:text-properties officeooo:paragraph-rsid="001ed6c8"/>
    </style:style>
    <style:style style:name="P25" style:family="paragraph" style:parent-style-name="Standard">
      <style:text-properties officeooo:paragraph-rsid="0020ae7e"/>
    </style:style>
    <style:style style:name="P26" style:family="paragraph" style:parent-style-name="Standard">
      <style:text-properties officeooo:paragraph-rsid="0021dd01"/>
    </style:style>
    <style:style style:name="P27" style:family="paragraph" style:parent-style-name="Standard">
      <style:text-properties officeooo:paragraph-rsid="0023cd24"/>
    </style:style>
    <style:style style:name="P28" style:family="paragraph" style:parent-style-name="Standard">
      <style:text-properties officeooo:paragraph-rsid="002fee72"/>
    </style:style>
    <style:style style:name="P2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/>
    </style:style>
    <style:style style:name="P3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28ad29"/>
    </style:style>
    <style:style style:name="P3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15c561"/>
    </style:style>
    <style:style style:name="P3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18fa01"/>
    </style:style>
    <style:style style:name="P3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21dd01"/>
    </style:style>
    <style:style style:name="P3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2acdfd"/>
    </style:style>
    <style:style style:name="P3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1a8dfc"/>
    </style:style>
    <style:style style:name="P3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1b3c79"/>
    </style:style>
    <style:style style:name="P3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1ce87b"/>
    </style:style>
    <style:style style:name="P3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1ed6c8"/>
    </style:style>
    <style:style style:name="P3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23cd24"/>
    </style:style>
    <style:style style:name="P4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20ae7e"/>
    </style:style>
    <style:style style:name="P4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28ad29"/>
    </style:style>
    <style:style style:name="P4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15c561"/>
    </style:style>
    <style:style style:name="P4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18fa01"/>
    </style:style>
    <style:style style:name="P4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21dd01"/>
    </style:style>
    <style:style style:name="P4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2acdfd"/>
    </style:style>
    <style:style style:name="P4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1a8dfc"/>
    </style:style>
    <style:style style:name="P4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1b3c79"/>
    </style:style>
    <style:style style:name="P4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1ce87b"/>
    </style:style>
    <style:style style:name="P4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1ed6c8"/>
    </style:style>
    <style:style style:name="P5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23cd24"/>
    </style:style>
    <style:style style:name="P5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20ae7e"/>
    </style:style>
    <style:style style:name="P5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561" officeooo:paragraph-rsid="0015c561" fo:background-color="#fffffe"/>
    </style:style>
    <style:style style:name="P5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18fa01" fo:background-color="#fffffe"/>
    </style:style>
    <style:style style:name="P5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2acdfd" fo:background-color="#fffffe"/>
    </style:style>
    <style:style style:name="P55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18fa01" officeooo:paragraph-rsid="001a8dfc" fo:background-color="#fffffe"/>
    </style:style>
    <style:style style:name="P56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18fa01" officeooo:paragraph-rsid="001b3c79" fo:background-color="#fffffe"/>
    </style:style>
    <style:style style:name="P57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18fa01" officeooo:paragraph-rsid="001ce87b" fo:background-color="#fffffe"/>
    </style:style>
    <style:style style:name="P58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18fa01" officeooo:paragraph-rsid="001ed6c8" fo:background-color="#fffffe"/>
    </style:style>
    <style:style style:name="P59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18fa01" officeooo:paragraph-rsid="0023cd24" fo:background-color="#fffffe"/>
    </style:style>
    <style:style style:name="P60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18fa01" officeooo:paragraph-rsid="0020ae7e" fo:background-color="#fffffe"/>
    </style:style>
    <style:style style:name="P6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23cd24" fo:background-color="#fffffe"/>
    </style:style>
    <style:style style:name="P6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fa01" officeooo:paragraph-rsid="0020ae7e" fo:background-color="#fffffe"/>
    </style:style>
    <style:style style:name="P6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8fa01" fo:background-color="#fffffe"/>
    </style:style>
    <style:style style:name="P6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1dd01" fo:background-color="#fffffe"/>
    </style:style>
    <style:style style:name="P65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2c29dd" officeooo:paragraph-rsid="002c29dd" fo:background-color="#fffffe"/>
    </style:style>
    <style:style style:name="P66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2edcd8" officeooo:paragraph-rsid="002edcd8" fo:background-color="#fffffe"/>
    </style:style>
    <style:style style:name="P6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0ae7e" fo:background-color="#fffffe"/>
    </style:style>
    <style:style style:name="P6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acdfd" officeooo:paragraph-rsid="002acdfd"/>
    </style:style>
    <style:style style:name="P69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paragraph-rsid="002c29dd"/>
    </style:style>
    <style:style style:name="P70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paragraph-rsid="002db053"/>
    </style:style>
    <style:style style:name="P71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paragraph-rsid="003be75f"/>
    </style:style>
    <style:style style:name="P72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2c29dd" officeooo:paragraph-rsid="002c29dd"/>
    </style:style>
    <style:style style:name="P73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2edcd8" officeooo:paragraph-rsid="002edcd8"/>
    </style:style>
    <style:style style:name="P7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fee72" officeooo:paragraph-rsid="002fee72"/>
    </style:style>
    <style:style style:name="P7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337288" officeooo:paragraph-rsid="00337288"/>
    </style:style>
    <style:style style:name="P7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37288"/>
    </style:style>
    <style:style style:name="P7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34c32d" officeooo:paragraph-rsid="0034c32d"/>
    </style:style>
    <style:style style:name="P7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34f6c1" officeooo:paragraph-rsid="0034f6c1"/>
    </style:style>
    <style:style style:name="P7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4f6c1"/>
    </style:style>
    <style:style style:name="P80" style:family="paragraph" style:parent-style-name="Standard">
      <style:paragraph-properties style:line-height-at-least="0.1665in"/>
      <style:text-properties fo:font-variant="normal" fo:text-transform="none" fo:color="#505050" style:font-name="OpenSans" fo:font-size="9pt" fo:letter-spacing="normal" fo:font-style="normal" fo:font-weight="normal" officeooo:rsid="003be75f" officeooo:paragraph-rsid="003be75f"/>
    </style:style>
    <style:style style:name="P81" style:family="paragraph" style:parent-style-name="Standard">
      <style:text-properties fo:font-variant="normal" fo:text-transform="none" fo:color="#000000" style:font-name="Droid Sans Mono" fo:font-size="9pt" fo:letter-spacing="normal" fo:font-style="normal" fo:font-weight="normal" officeooo:rsid="00337288" officeooo:paragraph-rsid="00337288" fo:background-color="#fffffe"/>
    </style:style>
    <style:style style:name="P82" style:family="paragraph" style:parent-style-name="Standard">
      <style:text-properties fo:font-variant="normal" fo:text-transform="none" fo:color="#000000" style:font-name="Droid Sans Mono" fo:font-size="9pt" fo:letter-spacing="normal" fo:font-style="normal" fo:font-weight="normal" officeooo:rsid="0034c32d" officeooo:paragraph-rsid="0034c32d" fo:background-color="#fffffe"/>
    </style:style>
    <style:style style:name="P83" style:family="paragraph" style:parent-style-name="Standard">
      <style:text-properties fo:font-variant="normal" fo:text-transform="none" fo:color="#000000" style:font-name="Droid Sans Mono" fo:font-size="9pt" fo:letter-spacing="normal" fo:font-style="normal" fo:font-weight="normal" officeooo:rsid="0034f6c1" officeooo:paragraph-rsid="0034f6c1" fo:background-color="#fffffe"/>
    </style:style>
    <style:style style:name="P84" style:family="paragraph" style:parent-style-name="Standard">
      <style:paragraph-properties style:line-height-at-least="0.1665in"/>
      <style:text-properties fo:font-variant="normal" fo:text-transform="none" fo:color="#000000" style:font-name="Droid Sans Mono" fo:font-size="9pt" fo:letter-spacing="normal" fo:font-style="normal" fo:font-weight="normal" officeooo:rsid="003be75f" officeooo:paragraph-rsid="003be75f" fo:background-color="#fffffe"/>
    </style:style>
    <style:style style:name="P85" style:family="paragraph" style:parent-style-name="Standard">
      <style:paragraph-properties style:line-height-at-least="0.1665in"/>
      <style:text-properties fo:color="#111111" style:font-name="Droid Sans Mono" fo:font-size="9pt" fo:font-weight="normal" fo:background-color="#eeeeee"/>
    </style:style>
    <style:style style:name="P86" style:family="paragraph" style:parent-style-name="Standard">
      <style:paragraph-properties style:line-height-at-least="0.1665in"/>
      <style:text-properties fo:color="#111111" fo:background-color="#eeeeee"/>
    </style:style>
    <style:style style:name="P87" style:family="paragraph" style:parent-style-name="Standard">
      <style:paragraph-properties style:line-height-at-least="0.1665in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roid Sans Mono" fo:font-size="9pt" fo:font-weight="normal" fo:background-color="#fffffe"/>
    </style:style>
    <style:style style:name="P88" style:family="paragraph" style:parent-style-name="Standard">
      <style:paragraph-properties style:line-height-at-least="0.1665in"/>
      <style:text-properties fo:font-variant="normal" fo:text-transform="none" fo:color="#1c1c1c" style:font-name="OpenSans" fo:font-size="9pt" fo:letter-spacing="normal" fo:font-style="normal" fo:font-weight="normal" officeooo:paragraph-rsid="003c5461"/>
    </style:style>
    <style:style style:name="P89" style:family="paragraph" style:parent-style-name="Standard">
      <style:paragraph-properties style:line-height-at-least="0.1665in"/>
      <style:text-properties fo:font-variant="normal" fo:text-transform="none" fo:color="#1c1c1c" style:font-name="OpenSans" fo:font-size="9pt" fo:letter-spacing="normal" fo:font-style="normal" fo:font-weight="normal" officeooo:rsid="003c5461" officeooo:paragraph-rsid="003c5461"/>
    </style:style>
    <style:style style:name="P90" style:family="paragraph" style:parent-style-name="Standard">
      <style:paragraph-properties style:line-height-at-least="0.1665in"/>
      <style:text-properties fo:font-variant="normal" fo:text-transform="none" fo:color="#111111" style:font-name="OpenSans" fo:font-size="9pt" fo:letter-spacing="normal" fo:font-style="normal" fo:font-weight="normal" officeooo:rsid="003c5461" officeooo:paragraph-rsid="003c5461" fo:background-color="#eeeeee"/>
    </style:style>
    <style:style style:name="P91" style:family="paragraph" style:parent-style-name="Standard">
      <style:paragraph-properties style:line-height-at-least="0.1665in"/>
      <style:text-properties fo:font-variant="normal" fo:text-transform="none" fo:color="#111111" style:font-name="OpenSans" fo:font-size="9pt" fo:letter-spacing="normal" fo:font-style="normal" fo:font-weight="normal" officeooo:paragraph-rsid="003e3e6c"/>
    </style:style>
    <style:style style:name="P92" style:family="paragraph" style:parent-style-name="Standard">
      <style:paragraph-properties style:line-height-at-least="0.1665in"/>
      <style:text-properties fo:font-variant="normal" fo:text-transform="none" fo:color="#111111" style:font-name="OpenSans" fo:font-size="9pt" fo:letter-spacing="normal" fo:font-style="normal" fo:font-weight="normal" officeooo:rsid="003e3e6c" officeooo:paragraph-rsid="003e3e6c"/>
    </style:style>
    <style:style style:name="P93" style:family="paragraph" style:parent-style-name="Standard">
      <style:paragraph-properties style:line-height-at-least="0.1665in"/>
      <style:text-properties fo:font-variant="normal" fo:text-transform="none" fo:color="#111111" style:font-name="Droid Sans Mono" fo:font-size="9pt" fo:letter-spacing="normal" fo:font-style="normal" fo:font-weight="normal" officeooo:rsid="003e3e6c" officeooo:paragraph-rsid="003e3e6c" fo:background-color="#ffffff"/>
    </style:style>
    <style:style style:name="P94" style:family="paragraph" style:parent-style-name="Standard">
      <style:paragraph-properties style:line-height-at-least="0.1665in"/>
      <style:text-properties fo:font-variant="normal" fo:text-transform="none" fo:color="#000000" style:font-name="OpenSans" fo:font-size="9pt" fo:letter-spacing="normal" fo:font-style="normal" fo:font-weight="normal" officeooo:rsid="003e3e6c" officeooo:paragraph-rsid="003e3e6c" fo:background-color="#ffffff"/>
    </style:style>
    <style:style style:name="P95" style:family="paragraph" style:parent-style-name="Standard">
      <style:text-properties fo:color="#008080" style:font-name="Monospace" fo:font-size="10pt" officeooo:paragraph-rsid="0034f6c1" style:font-size-asian="10pt"/>
    </style:style>
    <style:style style:name="P96" style:family="paragraph" style:parent-style-name="Standard">
      <style:paragraph-properties style:line-height-at-least="0.1665in"/>
      <style:text-properties fo:color="#d4d4d4" officeooo:paragraph-rsid="003e3e6c" fo:background-color="#ffffff"/>
    </style:style>
    <style:style style:name="P97" style:family="paragraph" style:parent-style-name="Standard">
      <style:paragraph-properties style:line-height-at-least="0.1665in"/>
      <style:text-properties fo:color="#d4d4d4" officeooo:paragraph-rsid="003fa70a"/>
    </style:style>
    <style:style style:name="P98" style:family="paragraph" style:parent-style-name="Standard">
      <style:paragraph-properties style:line-height-at-least="0.1665in"/>
      <style:text-properties fo:color="#d4d4d4" officeooo:rsid="003fa70a" officeooo:paragraph-rsid="003fa70a"/>
    </style:style>
    <style:style style:name="P99" style:family="paragraph" style:parent-style-name="Standard">
      <style:paragraph-properties style:line-height-at-least="0.1665in"/>
      <style:text-properties fo:color="#dcdcdc" style:font-name="Droid Sans Mono" fo:font-size="9pt" fo:font-weight="normal" officeooo:rsid="003fa70a" officeooo:paragraph-rsid="003fa70a" fo:background-color="#1e1e1e"/>
    </style:style>
    <style:style style:name="P100" style:family="paragraph" style:parent-style-name="Standard">
      <style:paragraph-properties style:line-height-at-least="0.1665in"/>
      <style:text-properties fo:color="#111111" fo:background-color="#ffffff"/>
    </style:style>
    <style:style style:name="P101" style:family="paragraph" style:parent-style-name="Standard">
      <style:paragraph-properties style:line-height-at-least="0.1665in"/>
      <style:text-properties fo:color="#000000" fo:background-color="#ffffff"/>
    </style:style>
    <style:style style:name="P102" style:family="paragraph" style:parent-style-name="Standard">
      <style:paragraph-properties style:line-height-at-least="0.1665in"/>
      <style:text-properties fo:color="#000000" officeooo:rsid="003fa70a" officeooo:paragraph-rsid="003fa70a" fo:background-color="#ffffff"/>
    </style:style>
    <style:style style:name="P103" style:family="paragraph" style:parent-style-name="Standard">
      <style:paragraph-properties style:line-height-at-least="0.1665in"/>
      <style:text-properties fo:color="#000000" style:font-name="Droid Sans Mono" fo:font-size="9pt" fo:font-weight="normal" fo:background-color="#ffffff"/>
    </style:style>
    <style:style style:name="P104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324bd" officeooo:paragraph-rsid="004324bd" fo:background-color="#ffffff"/>
    </style:style>
    <style:style style:name="P105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4324bd"/>
    </style:style>
    <style:style style:name="P106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445d88"/>
    </style:style>
    <style:style style:name="P107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453958"/>
    </style:style>
    <style:style style:name="P108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465f51"/>
    </style:style>
    <style:style style:name="P109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468a79"/>
    </style:style>
    <style:style style:name="P110" style:family="paragraph" style:parent-style-name="Standard">
      <style:paragraph-properties style:line-height-at-least="0.1665in"/>
      <style:text-properties fo:color="#000000" style:font-name="Droid Sans Mono" fo:font-size="9pt" fo:font-weight="normal" fo:background-color="#fffffe"/>
    </style:style>
    <style:style style:name="P111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324bd" officeooo:paragraph-rsid="004324bd" fo:background-color="#fffffe"/>
    </style:style>
    <style:style style:name="P112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45d88" officeooo:paragraph-rsid="00445d88" fo:background-color="#fffffe"/>
    </style:style>
    <style:style style:name="P113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53958" officeooo:paragraph-rsid="00453958" fo:background-color="#fffffe"/>
    </style:style>
    <style:style style:name="P114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65f51" officeooo:paragraph-rsid="00465f51" fo:background-color="#fffffe"/>
    </style:style>
    <style:style style:name="P115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68a79" officeooo:paragraph-rsid="00468a79" fo:background-color="#fffffe"/>
    </style:style>
    <style:style style:name="P116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45d88" officeooo:paragraph-rsid="00445d88"/>
    </style:style>
    <style:style style:name="P117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53958" officeooo:paragraph-rsid="00453958"/>
    </style:style>
    <style:style style:name="P118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65f51" officeooo:paragraph-rsid="00465f51"/>
    </style:style>
    <style:style style:name="P119" style:family="paragraph" style:parent-style-name="Standard">
      <style:paragraph-properties style:line-height-at-least="0.1665in"/>
      <style:text-properties fo:color="#000000" style:font-name="Droid Sans Mono" fo:font-size="9pt" fo:font-weight="normal" officeooo:rsid="00468a79" officeooo:paragraph-rsid="00468a79"/>
    </style:style>
    <style:style style:name="P120" style:family="paragraph" style:parent-style-name="Standard">
      <style:paragraph-properties style:line-height-at-least="0.1665in"/>
      <style:text-properties fo:color="#000000" fo:background-color="#fffffe"/>
    </style:style>
    <style:style style:name="T1" style:family="text">
      <style:text-properties officeooo:rsid="0015c561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 officeooo:rsid="0018fa01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 officeooo:rsid="001928c2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normal" officeooo:rsid="001a8dfc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 officeooo:rsid="001b3c79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 officeooo:rsid="001ce87b"/>
    </style:style>
    <style:style style:name="T8" style:family="text">
      <style:text-properties fo:font-variant="normal" fo:text-transform="none" fo:color="#505050" style:font-name="OpenSans" fo:font-size="9pt" fo:letter-spacing="normal" fo:font-style="normal" fo:font-weight="normal" officeooo:rsid="001ed6c8"/>
    </style:style>
    <style:style style:name="T9" style:family="text">
      <style:text-properties fo:font-variant="normal" fo:text-transform="none" fo:color="#505050" style:font-name="OpenSans" fo:font-size="9pt" fo:letter-spacing="normal" fo:font-style="normal" fo:font-weight="normal" officeooo:rsid="0020ae7e"/>
    </style:style>
    <style:style style:name="T10" style:family="text">
      <style:text-properties fo:font-variant="normal" fo:text-transform="none" fo:color="#505050" style:font-name="OpenSans" fo:font-size="9pt" fo:letter-spacing="normal" fo:font-style="normal" fo:font-weight="normal" officeooo:rsid="0023cd24"/>
    </style:style>
    <style:style style:name="T11" style:family="text">
      <style:text-properties fo:font-variant="normal" fo:text-transform="none" fo:color="#505050" style:font-name="OpenSans" fo:font-size="9pt" fo:letter-spacing="normal" fo:font-style="normal" fo:font-weight="normal" officeooo:rsid="002a6980"/>
    </style:style>
    <style:style style:name="T12" style:family="text">
      <style:text-properties fo:font-variant="normal" fo:text-transform="none" fo:color="#505050" style:font-name="OpenSans" fo:font-size="9pt" fo:letter-spacing="normal" fo:font-style="normal" fo:font-weight="normal" officeooo:rsid="002fee72"/>
    </style:style>
    <style:style style:name="T13" style:family="text">
      <style:text-properties fo:font-variant="normal" fo:text-transform="none" fo:color="#505050" style:font-name="OpenSans" fo:letter-spacing="normal" fo:font-style="normal"/>
    </style:style>
    <style:style style:name="T14" style:family="text">
      <style:text-properties fo:font-variant="normal" fo:text-transform="none" fo:color="#505050" style:font-name="OpenSans" fo:letter-spacing="normal" fo:font-style="normal" officeooo:rsid="00453958"/>
    </style:style>
    <style:style style:name="T15" style:family="text">
      <style:text-properties fo:font-variant="normal" fo:text-transform="none" fo:color="#505050" style:font-name="OpenSans" fo:letter-spacing="normal" fo:font-style="normal" officeooo:rsid="00465f51"/>
    </style:style>
    <style:style style:name="T16" style:family="text">
      <style:text-properties fo:font-variant="normal" fo:text-transform="none" fo:color="#505050" style:font-name="OpenSans" fo:letter-spacing="normal" fo:font-style="normal" officeooo:rsid="00468a79"/>
    </style:style>
    <style:style style:name="T17" style:family="text">
      <style:text-properties fo:font-variant="normal" fo:text-transform="none" fo:color="#f0f0f0" style:font-name="OpenSans" fo:letter-spacing="normal" fo:font-style="normal"/>
    </style:style>
    <style:style style:name="T18" style:family="text">
      <style:text-properties fo:font-variant="normal" fo:text-transform="none" fo:color="#111111" style:font-name="OpenSans" fo:letter-spacing="normal" fo:font-style="normal"/>
    </style:style>
    <style:style style:name="T19" style:family="text">
      <style:text-properties fo:font-variant="normal" fo:text-transform="none" fo:color="#1c1c1c" style:font-name="OpenSans" fo:letter-spacing="normal" fo:font-style="normal"/>
    </style:style>
    <style:style style:name="T20" style:family="text">
      <style:text-properties fo:font-variant="normal" fo:text-transform="none" style:font-name="OpenSans" fo:letter-spacing="normal" fo:font-style="normal"/>
    </style:style>
    <style:style style:name="T21" style:family="text">
      <style:text-properties fo:font-variant="normal" fo:text-transform="none" fo:color="#000000" style:font-name="Droid Sans Mono" fo:font-size="9pt" fo:letter-spacing="normal" fo:font-style="normal" fo:font-weight="normal"/>
    </style:style>
    <style:style style:name="T22" style:family="text">
      <style:text-properties fo:font-variant="normal" fo:text-transform="none" fo:color="#000000" style:font-name="Droid Sans Mono" fo:font-size="9pt" fo:letter-spacing="normal" fo:font-style="normal" fo:font-weight="normal" officeooo:rsid="003fa70a" fo:background-color="#ffffff" loext:char-shading-value="0"/>
    </style:style>
    <style:style style:name="T23" style:family="text">
      <style:text-properties fo:font-variant="normal" fo:text-transform="none" fo:color="#000000" style:font-name="Droid Sans Mono" fo:font-size="9pt" fo:letter-spacing="normal" fo:font-style="normal" fo:font-weight="normal" fo:background-color="#ffffff" loext:char-shading-value="0"/>
    </style:style>
    <style:style style:name="T24" style:family="text">
      <style:text-properties fo:font-variant="normal" fo:text-transform="none" fo:color="#000000" style:font-name="Droid Sans Mono" fo:font-size="9pt" fo:letter-spacing="normal" fo:font-style="normal" fo:font-weight="normal" fo:background-color="#ffffff"/>
    </style:style>
    <style:style style:name="T25" style:family="text">
      <style:text-properties fo:font-variant="normal" fo:text-transform="none" fo:color="#000000" fo:letter-spacing="normal" fo:font-style="normal" fo:background-color="#ffffff" loext:char-shading-value="0"/>
    </style:style>
    <style:style style:name="T26" style:family="text">
      <style:text-properties fo:font-variant="normal" fo:text-transform="none" style:font-name="Droid Sans Mono" fo:font-size="9pt" fo:letter-spacing="normal" fo:font-style="normal" fo:font-weight="normal"/>
    </style:style>
    <style:style style:name="T27" style:family="text">
      <style:text-properties style:font-name="Droid Sans Mono" fo:font-size="9pt" fo:font-weight="normal"/>
    </style:style>
    <style:style style:name="T28" style:family="text">
      <style:text-properties fo:color="#a31515" style:font-name="Droid Sans Mono" fo:font-size="9pt" fo:font-weight="normal"/>
    </style:style>
    <style:style style:name="T29" style:family="text">
      <style:text-properties fo:color="#0451a5" style:font-name="Droid Sans Mono" fo:font-size="9pt" fo:font-weight="normal"/>
    </style:style>
    <style:style style:name="T30" style:family="text">
      <style:text-properties fo:color="#09885a" style:font-name="Droid Sans Mono" fo:font-size="9pt" fo:font-weight="normal"/>
    </style:style>
    <style:style style:name="T31" style:family="text">
      <style:text-properties officeooo:rsid="002c29dd" fo:background-color="#fffffe" loext:char-shading-value="0"/>
    </style:style>
    <style:style style:name="T32" style:family="text">
      <style:text-properties officeooo:rsid="002db053" fo:background-color="#fffffe" loext:char-shading-value="0"/>
    </style:style>
    <style:style style:name="T33" style:family="text">
      <style:text-properties officeooo:rsid="00399542" fo:background-color="#fffffe" loext:char-shading-value="0"/>
    </style:style>
    <style:style style:name="T34" style:family="text">
      <style:text-properties officeooo:rsid="003ab6aa" fo:background-color="#fffffe" loext:char-shading-value="0"/>
    </style:style>
    <style:style style:name="T35" style:family="text">
      <style:text-properties officeooo:rsid="003c5461" fo:background-color="#fffffe" loext:char-shading-value="0"/>
    </style:style>
    <style:style style:name="T36" style:family="text">
      <style:text-properties officeooo:rsid="00445d88" fo:background-color="#fffffe" loext:char-shading-value="0"/>
    </style:style>
    <style:style style:name="T37" style:family="text">
      <style:text-properties officeooo:rsid="00337288"/>
    </style:style>
    <style:style style:name="T38" style:family="text">
      <style:text-properties officeooo:rsid="0034f6c1"/>
    </style:style>
    <style:style style:name="T39" style:family="text">
      <style:text-properties officeooo:rsid="003be75f"/>
    </style:style>
    <style:style style:name="T40" style:family="text">
      <style:text-properties fo:color="#9cdcfe" style:font-name="Droid Sans Mono" fo:font-size="9pt" fo:font-weight="normal"/>
    </style:style>
    <style:style style:name="T41" style:family="text">
      <style:text-properties fo:color="#dcdcdc" style:font-name="Droid Sans Mono" fo:font-size="9pt" fo:font-weight="normal"/>
    </style:style>
    <style:style style:name="T42" style:family="text">
      <style:text-properties fo:color="#ce9178" style:font-name="Droid Sans Mono" fo:font-size="9pt" fo:font-weight="normal"/>
    </style:style>
    <style:style style:name="T43" style:family="text">
      <style:text-properties fo:color="#b5cea8" style:font-name="Droid Sans Mono" fo:font-size="9pt" fo:font-weight="normal"/>
    </style:style>
    <style:style style:name="T44" style:family="text">
      <style:text-properties officeooo:rsid="003e3e6c" fo:background-color="#eeeeee" loext:char-shading-value="0"/>
    </style:style>
    <style:style style:name="T45" style:family="text">
      <style:text-properties fo:color="#000000"/>
    </style:style>
    <style:style style:name="T46" style:family="text">
      <style:text-properties fo:color="#000000" style:font-name="Droid Sans Mono" fo:font-size="9pt" fo:font-weight="normal"/>
    </style:style>
    <style:style style:name="T47" style:family="text">
      <style:text-properties fo:color="#000000" style:font-name="Droid Sans Mono" fo:font-size="9pt" fo:font-weight="normal" officeooo:rsid="003e3e6c"/>
    </style:style>
    <style:style style:name="T48" style:family="text">
      <style:text-properties fo:color="#000000" style:font-name="Droid Sans Mono" fo:font-size="9pt" fo:font-weight="normal" officeooo:rsid="003e3e6c" fo:background-color="#ffffff" loext:char-shading-value="0"/>
    </style:style>
    <style:style style:name="T49" style:family="text">
      <style:text-properties fo:color="#000000" style:font-name="Droid Sans Mono" fo:font-size="9pt" fo:font-weight="normal" officeooo:rsid="003fa70a" fo:background-color="#ffffff" loext:char-shading-value="0"/>
    </style:style>
    <style:style style:name="T50" style:family="text">
      <style:text-properties officeooo:rsid="004324bd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0">url: </text:p>
      <text:p text:style-name="P30"/>
      <text:p text:style-name="P41">Methos: POST</text:p>
      <text:p text:style-name="P41"/>
      <text:p text:style-name="P41">Request:</text:p>
      <text:p text:style-name="P41"/>
      <text:p text:style-name="P30">Response:</text:p>
      <text:p text:style-name="P30"/>
      <text:p text:style-name="P30"/>
      <text:p text:style-name="Standard"><text:span text:style-name="T1">Url: </text:span><text:a xlink:type="simple" xlink:href="http://localhost:8080/CustomizePlan/company" text:style-name="Internet_20_link" text:visited-style-name="Visited_20_Internet_20_Link"><text:span text:style-name="T2">http://localhost:8080/CustomizePlan/company</text:span></text:a></text:p>
      <text:p text:style-name="P29"/>
      <text:p text:style-name="P42">Methos: POST</text:p>
      <text:p text:style-name="P42"/>
      <text:p text:style-name="P42">Request:</text:p>
      <text:p text:style-name="P42">{</text:p>
      <text:p text:style-name="P42"><text:tab/>"companyName": "Airtel",</text:p>
      <text:p text:style-name="P42"><text:s text:c="12"/>"companyAddress": "Banglore",</text:p>
      <text:p text:style-name="P42"><text:s text:c="12"/>"companyPhone": 97843665</text:p>
      <text:p text:style-name="P42"><text:tab/>}</text:p>
      <text:p text:style-name="P42"><text:tab/></text:p>
      <text:p text:style-name="P42"/>
      <text:p text:style-name="P42">Rersponse:</text:p>
      <text:p text:style-name="P52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companyId"</text:span><text:span text:style-name="T27">: </text:span><text:span text:style-name="T30">2</text:span><text:span text:style-name="T27">,</text:span></text:p>
      <text:p text:style-name="P17">        <text:span text:style-name="T28">"companyName"</text:span><text:span text:style-name="T27">: </text:span><text:span text:style-name="T29">"Airtel"</text:span><text:span text:style-name="T27">,</text:span></text:p>
      <text:p text:style-name="P17">        <text:span text:style-name="T28">"companyAddress"</text:span><text:span text:style-name="T27">: </text:span><text:span text:style-name="T29">"Banglore"</text:span><text:span text:style-name="T27">,</text:span></text:p>
      <text:p text:style-name="P17">        <text:span text:style-name="T28">"companyPhone"</text:span><text:span text:style-name="T27">: </text:span><text:span text:style-name="T30">97843665</text:span></text:p>
      <text:p text:style-name="P17">    <text:span text:style-name="T27">}</text:span></text:p>
      <text:p text:style-name="P8">}</text:p>
      <text:p text:style-name="P31"/>
      <text:p text:style-name="P32"/>
      <text:p text:style-name="P43"/>
      <text:p text:style-name="P20"><text:span text:style-name="T3">url: <text:s/></text:span><text:span text:style-name="T2">http://localhost:8080/CustomizePlan/</text:span><text:span text:style-name="T11">products</text:span></text:p>
      <text:p text:style-name="P32"/>
      <text:p text:style-name="P43">Methos: POST</text:p>
      <text:p text:style-name="P43"/>
      <text:p text:style-name="P43">Request:</text:p>
      <text:p text:style-name="P68">{</text:p>
      <text:p text:style-name="P68"><text:tab/>"productName": "Zoom Car service",</text:p>
      <text:p text:style-name="P68"><text:s text:c="8"/>"productDescription": "Zoom car services with exiting offers",</text:p>
      <text:p text:style-name="P68"><text:s text:c="8"/>"company": {</text:p>
      <text:p text:style-name="P68"><text:s text:c="8"/><text:tab/>"companyId" : 5,</text:p>
      <text:p text:style-name="P68"><text:s text:c="8"/><text:tab/>"companyName":"Zoom",</text:p>
      <text:p text:style-name="P68"><text:s text:c="8"/><text:tab/>"companyAddress":"Karnataka",</text:p>
      <text:p text:style-name="P68"><text:s text:c="8"/><text:tab/>"companyPhone": 9875964454</text:p>
      <text:p text:style-name="P68"><text:s text:c="8"/>}</text:p>
      <text:p text:style-name="P68"><text:s text:c="4"/>}</text:p>
      <text:p text:style-name="P32">Response:</text:p>
      <text:p text:style-name="P53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productId"</text:span><text:span text:style-name="T27">: </text:span><text:span text:style-name="T30">13</text:span><text:span text:style-name="T27">,</text:span></text:p>
      <text:p text:style-name="P17">        <text:span text:style-name="T28">"productName"</text:span><text:span text:style-name="T27">: </text:span><text:span text:style-name="T29">"Zoom Car service"</text:span><text:span text:style-name="T27">,</text:span></text:p>
      <text:p text:style-name="P17">        <text:span text:style-name="T28">"productDescription"</text:span><text:span text:style-name="T27">: </text:span><text:span text:style-name="T29">"Zoom car services with exiting offers"</text:span><text:span text:style-name="T27">,</text:span></text:p>
      <text:p text:style-name="P17">        <text:span text:style-name="T28">"company"</text:span><text:span text:style-name="T27">: {</text:span></text:p>
      <text:p text:style-name="P17">            <text:span text:style-name="T28">"companyId"</text:span><text:span text:style-name="T27">: </text:span><text:span text:style-name="T30">5</text:span><text:span text:style-name="T27">,</text:span></text:p>
      <text:p text:style-name="P17"><text:soft-page-break/>            <text:span text:style-name="T28">"companyName"</text:span><text:span text:style-name="T27">: </text:span><text:span text:style-name="T29">"Zoom"</text:span><text:span text:style-name="T27">,</text:span></text:p>
      <text:p text:style-name="P17">            <text:span text:style-name="T28">"companyAddress"</text:span><text:span text:style-name="T27">: </text:span><text:span text:style-name="T29">"Karnataka"</text:span><text:span text:style-name="T27">,</text:span></text:p>
      <text:p text:style-name="P17">            <text:span text:style-name="T28">"companyPhone"</text:span><text:span text:style-name="T27">: </text:span><text:span text:style-name="T30">9875964454</text:span></text:p>
      <text:p text:style-name="P17">        <text:span text:style-name="T27">}</text:span></text:p>
      <text:p text:style-name="P17">    <text:span text:style-name="T27">}</text:span></text:p>
      <text:p text:style-name="P8">}</text:p>
      <text:p text:style-name="P32"/>
      <text:p text:style-name="P43"/>
      <text:p text:style-name="P43"/>
      <text:p text:style-name="P43"/>
      <text:p text:style-name="P20"><text:span text:style-name="T3">url: <text:s/></text:span><text:span text:style-name="T2">http://localhost:8080/CustomizePlan/plans</text:span></text:p>
      <text:p text:style-name="P32"/>
      <text:p text:style-name="P43">Methos: POST</text:p>
      <text:p text:style-name="P43"/>
      <text:p text:style-name="P43">Request:</text:p>
      <text:p text:style-name="P43">{</text:p>
      <text:p text:style-name="P43"><text:tab/>"planName": "Zoom Cars Super Offer",</text:p>
      <text:p text:style-name="P43"><text:s text:c="8"/>"planDescription": "plan validity can be customized",</text:p>
      <text:p text:style-name="P43"><text:s text:c="8"/>"startDate": "2020-01-01",</text:p>
      <text:p text:style-name="P43"><text:s text:c="8"/>"product": {</text:p>
      <text:p text:style-name="P43"><text:s text:c="8"/><text:tab/>"productId":13,</text:p>
      <text:p text:style-name="P43"><text:tab/>"productName": "Zoom Car service",</text:p>
      <text:p text:style-name="P43"><text:s text:c="8"/>"productDescription": "Zoom car services with exiting offers",</text:p>
      <text:p text:style-name="P43"><text:s text:c="8"/>"company": {</text:p>
      <text:p text:style-name="P43"><text:s text:c="8"/><text:tab/>"companyId" : 5,</text:p>
      <text:p text:style-name="P43"><text:s text:c="8"/><text:tab/>"companyName":"Zoom",</text:p>
      <text:p text:style-name="P43"><text:s text:c="8"/><text:tab/>"companyAddress":"Karnataka",</text:p>
      <text:p text:style-name="P43"><text:s text:c="8"/><text:tab/>"companyPhone": 9875964454</text:p>
      <text:p text:style-name="P43"><text:s text:c="8"/>}</text:p>
      <text:p text:style-name="P43"><text:s text:c="4"/>},</text:p>
      <text:p text:style-name="P43"><text:s text:c="4"/>"bundel":</text:p>
      <text:p text:style-name="P43"><text:s text:c="4"/>{</text:p>
      <text:p text:style-name="P43"><text:s text:c="4"/><text:tab/>"bundelId":6</text:p>
      <text:p text:style-name="P43"><text:s text:c="4"/>}</text:p>
      <text:p text:style-name="P43"><text:s text:c="4"/>}</text:p>
      <text:p text:style-name="P43"/>
      <text:p text:style-name="P43"/>
      <text:p text:style-name="P43"/>
      <text:p text:style-name="P43"/>
      <text:p text:style-name="P43"/>
      <text:p text:style-name="P32">Response:</text:p>
      <text:p text:style-name="P63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planId"</text:span><text:span text:style-name="T27">: </text:span><text:span text:style-name="T30">9</text:span><text:span text:style-name="T27">,</text:span></text:p>
      <text:p text:style-name="P17">        <text:span text:style-name="T28">"planName"</text:span><text:span text:style-name="T27">: </text:span><text:span text:style-name="T29">"Zoom Cars Super Offer"</text:span><text:span text:style-name="T27">,</text:span></text:p>
      <text:p text:style-name="P17">        <text:span text:style-name="T28">"planDescription"</text:span><text:span text:style-name="T27">: </text:span><text:span text:style-name="T29">"plan validity can be customized"</text:span><text:span text:style-name="T27">,</text:span></text:p>
      <text:p text:style-name="P17">        <text:span text:style-name="T28">"startDate"</text:span><text:span text:style-name="T27">: </text:span><text:span text:style-name="T30">1577836800000</text:span><text:span text:style-name="T27">,</text:span></text:p>
      <text:p text:style-name="P17">        <text:span text:style-name="T28">"product"</text:span><text:span text:style-name="T27">: {</text:span></text:p>
      <text:p text:style-name="P17">            <text:span text:style-name="T28">"productId"</text:span><text:span text:style-name="T27">: </text:span><text:span text:style-name="T30">13</text:span><text:span text:style-name="T27">,</text:span></text:p>
      <text:p text:style-name="P17">            <text:span text:style-name="T28">"productName"</text:span><text:span text:style-name="T27">: </text:span><text:span text:style-name="T29">"Zoom Car service"</text:span><text:span text:style-name="T27">,</text:span></text:p>
      <text:p text:style-name="P17">            <text:span text:style-name="T28">"productDescription"</text:span><text:span text:style-name="T27">: </text:span><text:span text:style-name="T29">"Zoom car services with exiting offers"</text:span><text:span text:style-name="T27">,</text:span></text:p>
      <text:p text:style-name="P17">            <text:span text:style-name="T28">"company"</text:span><text:span text:style-name="T27">: {</text:span></text:p>
      <text:p text:style-name="P17">                <text:span text:style-name="T28">"companyId"</text:span><text:span text:style-name="T27">: </text:span><text:span text:style-name="T30">5</text:span><text:span text:style-name="T27">,</text:span></text:p>
      <text:p text:style-name="P17">                <text:span text:style-name="T28">"companyName"</text:span><text:span text:style-name="T27">: </text:span><text:span text:style-name="T29">"Zoom"</text:span><text:span text:style-name="T27">,</text:span></text:p>
      <text:p text:style-name="P17">                <text:span text:style-name="T28">"companyAddress"</text:span><text:span text:style-name="T27">: </text:span><text:span text:style-name="T29">"Karnataka"</text:span><text:span text:style-name="T27">,</text:span></text:p>
      <text:p text:style-name="P17">                <text:span text:style-name="T28">"companyPhone"</text:span><text:span text:style-name="T27">: </text:span><text:span text:style-name="T30">9875964454</text:span></text:p>
      <text:p text:style-name="P17"><text:soft-page-break/>            <text:span text:style-name="T27">}</text:span></text:p>
      <text:p text:style-name="P17">        <text:span text:style-name="T27">},</text:span></text:p>
      <text:p text:style-name="P17">        <text:span text:style-name="T28">"bundel"</text:span><text:span text:style-name="T27">: {</text:span></text:p>
      <text:p text:style-name="P17">            <text:span text:style-name="T28">"bundelId"</text:span><text:span text:style-name="T27">: </text:span><text:span text:style-name="T30">6</text:span><text:span text:style-name="T27">,</text:span></text:p>
      <text:p text:style-name="P17">            <text:span text:style-name="T28">"bundelName"</text:span><text:span text:style-name="T27">: </text:span><text:span text:style-name="T29">null</text:span><text:span text:style-name="T27">,</text:span></text:p>
      <text:p text:style-name="P17">            <text:span text:style-name="T28">"bundelDescription"</text:span><text:span text:style-name="T27">: </text:span><text:span text:style-name="T29">null</text:span><text:span text:style-name="T27">,</text:span></text:p>
      <text:p text:style-name="P17">            <text:span text:style-name="T28">"plan"</text:span><text:span text:style-name="T27">: </text:span><text:span text:style-name="T29">null</text:span></text:p>
      <text:p text:style-name="P17">        <text:span text:style-name="T27">}</text:span></text:p>
      <text:p text:style-name="P17">    <text:span text:style-name="T27">}</text:span></text:p>
      <text:p text:style-name="P8">}</text:p>
      <text:p text:style-name="P63"/>
      <text:p text:style-name="P63"/>
      <text:p text:style-name="P26"><text:span text:style-name="T3">url: <text:s/></text:span><text:span text:style-name="T2">http://localhost:8080/CustomizePlan/charges</text:span></text:p>
      <text:p text:style-name="P33"/>
      <text:p text:style-name="P44">Methos: POST</text:p>
      <text:p text:style-name="P44"/>
      <text:p text:style-name="P44">Request:</text:p>
      <text:p text:style-name="P44">{</text:p>
      <text:p text:style-name="P44"><text:s text:c="8"/>"strategyCost": 3400,</text:p>
      <text:p text:style-name="P44"><text:s text:c="8"/>"strategyName": "NetworkLine",</text:p>
      <text:p text:style-name="P44"><text:s text:c="8"/>"chargeDescription": "NetworkLine is a effective broad band service",</text:p>
      <text:p text:style-name="P44"><text:s text:c="8"/>"chargeType": "Recurring",</text:p>
      <text:p text:style-name="P44"><text:s text:c="8"/>"validityInDays": 365,</text:p>
      <text:p text:style-name="P44"><text:s text:c="8"/>"plan": {</text:p>
      <text:p text:style-name="P44"><text:s text:c="8"/><text:tab/>"planId":8,</text:p>
      <text:p text:style-name="P44"><text:tab/>"planName": "Zoom Cars Super Offer",</text:p>
      <text:p text:style-name="P44"><text:s text:c="8"/>"planDescription": "plan validity can be customized",</text:p>
      <text:p text:style-name="P44"><text:s text:c="8"/>"startDate": "2020-01-01",</text:p>
      <text:p text:style-name="P44"><text:s text:c="8"/>"product": {</text:p>
      <text:p text:style-name="P44"><text:s text:c="8"/><text:tab/>"productId":13,</text:p>
      <text:p text:style-name="P44"><text:tab/>"productName": "Zoom Car service",</text:p>
      <text:p text:style-name="P44"><text:s text:c="8"/>"productDescription": "Zoom car services with exiting offers",</text:p>
      <text:p text:style-name="P44"><text:s text:c="8"/>"company": {</text:p>
      <text:p text:style-name="P44"><text:s text:c="8"/><text:tab/>"companyId" : 5,</text:p>
      <text:p text:style-name="P44"><text:s text:c="8"/><text:tab/>"companyName":"Zoom",</text:p>
      <text:p text:style-name="P44"><text:s text:c="8"/><text:tab/>"companyAddress":"Karnataka",</text:p>
      <text:p text:style-name="P44"><text:s text:c="8"/><text:tab/>"companyPhone": 9875964454</text:p>
      <text:p text:style-name="P44"><text:s text:c="8"/>}</text:p>
      <text:p text:style-name="P44"><text:s text:c="4"/>}</text:p>
      <text:p text:style-name="P44"><text:s text:c="4"/>}</text:p>
      <text:p text:style-name="P44"><text:s text:c="4"/>}</text:p>
      <text:p text:style-name="P44"/>
      <text:p text:style-name="P44"/>
      <text:p text:style-name="P33">Response:</text:p>
      <text:p text:style-name="P64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chargeId"</text:span><text:span text:style-name="T27">: </text:span><text:span text:style-name="T30">5</text:span><text:span text:style-name="T27">,</text:span></text:p>
      <text:p text:style-name="P17">        <text:span text:style-name="T28">"strategyCost"</text:span><text:span text:style-name="T27">: </text:span><text:span text:style-name="T30">3400</text:span><text:span text:style-name="T27">,</text:span></text:p>
      <text:p text:style-name="P17">        <text:span text:style-name="T28">"strategyName"</text:span><text:span text:style-name="T27">: </text:span><text:span text:style-name="T29">"NetworkLine"</text:span><text:span text:style-name="T27">,</text:span></text:p>
      <text:p text:style-name="P17">        <text:span text:style-name="T28">"chargeDescription"</text:span><text:span text:style-name="T27">: </text:span><text:span text:style-name="T29">"NetworkLine is a effective broad band service"</text:span><text:span text:style-name="T27">,</text:span></text:p>
      <text:p text:style-name="P17">        <text:span text:style-name="T28">"chargeType"</text:span><text:span text:style-name="T27">: </text:span><text:span text:style-name="T29">"Recurring"</text:span><text:span text:style-name="T27">,</text:span></text:p>
      <text:p text:style-name="P17">        <text:span text:style-name="T28">"validityInDays"</text:span><text:span text:style-name="T27">: </text:span><text:span text:style-name="T30">365</text:span><text:span text:style-name="T27">,</text:span></text:p>
      <text:p text:style-name="P17">        <text:span text:style-name="T28">"plan"</text:span><text:span text:style-name="T27">: {</text:span></text:p>
      <text:p text:style-name="P17">            <text:span text:style-name="T28">"planId"</text:span><text:span text:style-name="T27">: </text:span><text:span text:style-name="T30">8</text:span><text:span text:style-name="T27">,</text:span></text:p>
      <text:p text:style-name="P17">            <text:span text:style-name="T28">"planName"</text:span><text:span text:style-name="T27">: </text:span><text:span text:style-name="T29">"Zoom Cars Super Offer"</text:span><text:span text:style-name="T27">,</text:span></text:p>
      <text:p text:style-name="P17">            <text:span text:style-name="T28">"planDescription"</text:span><text:span text:style-name="T27">: </text:span><text:span text:style-name="T29">"plan validity can be customized"</text:span><text:span text:style-name="T27">,</text:span></text:p>
      <text:p text:style-name="P17"><text:soft-page-break/>            <text:span text:style-name="T28">"startDate"</text:span><text:span text:style-name="T27">: </text:span><text:span text:style-name="T30">1577836800000</text:span><text:span text:style-name="T27">,</text:span></text:p>
      <text:p text:style-name="P17">            <text:span text:style-name="T28">"product"</text:span><text:span text:style-name="T27">: {</text:span></text:p>
      <text:p text:style-name="P17">                <text:span text:style-name="T28">"productId"</text:span><text:span text:style-name="T27">: </text:span><text:span text:style-name="T30">13</text:span><text:span text:style-name="T27">,</text:span></text:p>
      <text:p text:style-name="P17">                <text:span text:style-name="T28">"productName"</text:span><text:span text:style-name="T27">: </text:span><text:span text:style-name="T29">"Zoom Car service"</text:span><text:span text:style-name="T27">,</text:span></text:p>
      <text:p text:style-name="P17">                <text:span text:style-name="T28">"productDescription"</text:span><text:span text:style-name="T27">: </text:span><text:span text:style-name="T29">"Zoom car services with exiting offers"</text:span><text:span text:style-name="T27">,</text:span></text:p>
      <text:p text:style-name="P17">                <text:span text:style-name="T28">"company"</text:span><text:span text:style-name="T27">: {</text:span></text:p>
      <text:p text:style-name="P17">                    <text:span text:style-name="T28">"companyId"</text:span><text:span text:style-name="T27">: </text:span><text:span text:style-name="T30">5</text:span><text:span text:style-name="T27">,</text:span></text:p>
      <text:p text:style-name="P17">                    <text:span text:style-name="T28">"companyName"</text:span><text:span text:style-name="T27">: </text:span><text:span text:style-name="T29">"Zoom"</text:span><text:span text:style-name="T27">,</text:span></text:p>
      <text:p text:style-name="P17">                    <text:span text:style-name="T28">"companyAddress"</text:span><text:span text:style-name="T27">: </text:span><text:span text:style-name="T29">"Karnataka"</text:span><text:span text:style-name="T27">,</text:span></text:p>
      <text:p text:style-name="P17">                    <text:span text:style-name="T28">"companyPhone"</text:span><text:span text:style-name="T27">: </text:span><text:span text:style-name="T30">9875964454</text:span></text:p>
      <text:p text:style-name="P17">                <text:span text:style-name="T27">}</text:span></text:p>
      <text:p text:style-name="P17">            <text:span text:style-name="T27">},</text:span></text:p>
      <text:p text:style-name="P17">            <text:span text:style-name="T28">"bundel"</text:span><text:span text:style-name="T27">: </text:span><text:span text:style-name="T29">null</text:span></text:p>
      <text:p text:style-name="P17">        <text:span text:style-name="T27">}</text:span></text:p>
      <text:p text:style-name="P17">    <text:span text:style-name="T27">}</text:span></text:p>
      <text:p text:style-name="P8">}</text:p>
      <text:p text:style-name="P64"/>
      <text:p text:style-name="P64"/>
      <text:p text:style-name="P19"><text:span text:style-name="T2">url: </text:span><text:a xlink:type="simple" xlink:href="http://localhost:8080/CustomizePlan/company" text:style-name="Internet_20_link" text:visited-style-name="Visited_20_Internet_20_Link">http://localhost:8080/CustomizePlan/</text:a><text:span text:style-name="T11">bundels</text:span></text:p>
      <text:p text:style-name="P34"/>
      <text:p text:style-name="P45">Methos: POST</text:p>
      <text:p text:style-name="P45"/>
      <text:p text:style-name="P45">Request:</text:p>
      <text:p text:style-name="P45">{</text:p>
      <text:p text:style-name="P45"><text:tab/></text:p>
      <text:p text:style-name="P45"><text:tab/>"bundelDescription":"Airtel Best Plans",</text:p>
      <text:p text:style-name="P45"><text:tab/>"bundelName":"Airtel Big billion "</text:p>
      <text:p text:style-name="P45">}</text:p>
      <text:p text:style-name="P45"/>
      <text:p text:style-name="P34">Response:</text:p>
      <text:p text:style-name="P54">{</text:p>
      <text:p text:style-name="P18">    <text:span text:style-name="T28">"error"</text:span><text:span text:style-name="T27">: </text:span><text:span text:style-name="T29">false</text:span><text:span text:style-name="T27">,</text:span></text:p>
      <text:p text:style-name="P18">    <text:span text:style-name="T28">"data"</text:span><text:span text:style-name="T27">: {</text:span></text:p>
      <text:p text:style-name="P18">        <text:span text:style-name="T28">"bundelId"</text:span><text:span text:style-name="T27">: </text:span><text:span text:style-name="T30">3</text:span><text:span text:style-name="T27">,</text:span></text:p>
      <text:p text:style-name="P18">        <text:span text:style-name="T28">"bundelName"</text:span><text:span text:style-name="T27">: </text:span><text:span text:style-name="T29">"Airtel Big billion "</text:span><text:span text:style-name="T27">,</text:span></text:p>
      <text:p text:style-name="P18">        <text:span text:style-name="T28">"bundelDescription"</text:span><text:span text:style-name="T27">: </text:span><text:span text:style-name="T29">"Airtel Best Plans"</text:span><text:span text:style-name="T27">,</text:span></text:p>
      <text:p text:style-name="P18">        <text:span text:style-name="T28">"plan"</text:span><text:span text:style-name="T27">: </text:span><text:span text:style-name="T29">null</text:span></text:p>
      <text:p text:style-name="P18">    <text:span text:style-name="T27">}</text:span></text:p>
      <text:p text:style-name="P9">}</text:p>
      <text:p text:style-name="P9"/>
      <text:p text:style-name="P15"><text:span text:style-name="T34">url: </text:span><text:span text:style-name="T13">http://localhost:8080/CustomizePlan/bundelplans</text:span></text:p>
      <text:p text:style-name="P11"/>
      <text:p text:style-name="P11">method: POST</text:p>
      <text:p text:style-name="P11"/>
      <text:p text:style-name="P11">Request:</text:p>
      <text:p text:style-name="P11"><text:s/>{</text:p>
      <text:p text:style-name="P11"><text:s text:c="12"/>"pk": {</text:p>
      <text:p text:style-name="P11"><text:s text:c="16"/>"bundelId": 6,</text:p>
      <text:p text:style-name="P11"><text:s text:c="16"/>"planId": 8</text:p>
      <text:p text:style-name="P11"><text:s text:c="12"/>},</text:p>
      <text:p text:style-name="P11"><text:s text:c="12"/></text:p>
      <text:p text:style-name="P11"><text:s text:c="12"/>"bundelPlanDescription": "Plans are aww"</text:p>
      <text:p text:style-name="P11"><text:s text:c="8"/>}</text:p>
      <text:p text:style-name="P11"/>
      <text:p text:style-name="P11"><text:soft-page-break/>Response:</text:p>
      <text:p text:style-name="P11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pk"</text:span><text:span text:style-name="T27">: {</text:span></text:p>
      <text:p text:style-name="P17">            <text:span text:style-name="T28">"bundelId"</text:span><text:span text:style-name="T27">: </text:span><text:span text:style-name="T30">6</text:span><text:span text:style-name="T27">,</text:span></text:p>
      <text:p text:style-name="P17">            <text:span text:style-name="T28">"planId"</text:span><text:span text:style-name="T27">: </text:span><text:span text:style-name="T30">8</text:span></text:p>
      <text:p text:style-name="P17">        <text:span text:style-name="T27">},</text:span></text:p>
      <text:p text:style-name="P17">        <text:span text:style-name="T28">"bundelIdBundelPk"</text:span><text:span text:style-name="T27">: </text:span><text:span text:style-name="T30">6</text:span><text:span text:style-name="T27">,</text:span></text:p>
      <text:p text:style-name="P17">        <text:span text:style-name="T28">"bundelPlanDescription"</text:span><text:span text:style-name="T27">: </text:span><text:span text:style-name="T29">"Plans are aww"</text:span></text:p>
      <text:p text:style-name="P17">    <text:span text:style-name="T27">}</text:span></text:p>
      <text:p text:style-name="P8">}</text:p>
      <text:p text:style-name="P11"/>
      <text:p text:style-name="P54"/>
      <text:p text:style-name="P44"/>
      <text:p text:style-name="P43">---------------------------------------------------------------------------------------------------------------------------------------------------------</text:p>
      <text:p text:style-name="P43"/>
      <text:p text:style-name="P43"/>
      <text:p text:style-name="P20"><text:span text:style-name="T3">url: <text:s/></text:span><text:span text:style-name="T2">http://localhost:8080/CustomizePlan/products</text:span></text:p>
      <text:p text:style-name="P32"/>
      <text:p text:style-name="P1"><text:span text:style-name="T2">Methos: </text:span><text:span text:style-name="T4">GET</text:span></text:p>
      <text:p text:style-name="P43"/>
      <text:p text:style-name="P43">Request:</text:p>
      <text:p text:style-name="P43">{</text:p>
      <text:p text:style-name="P43"><text:tab/>"companyId" :2,</text:p>
      <text:p text:style-name="P43"><text:tab/>"companyName": "Airtel",</text:p>
      <text:p text:style-name="P43"><text:s text:c="12"/>"companyAddress": "Banglore",</text:p>
      <text:p text:style-name="P43"><text:s text:c="12"/>"companyPhone": 97843665</text:p>
      <text:p text:style-name="P43"><text:tab/>}</text:p>
      <text:p text:style-name="P1"/>
      <text:p text:style-name="P1"/>
      <text:p text:style-name="P43"/>
      <text:p text:style-name="P32">Response:</text:p>
      <text:p text:style-name="P32"/>
      <text:p text:style-name="P53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9</text:span><text:span text:style-name="T27">,</text:span></text:p>
      <text:p text:style-name="P17">            <text:span text:style-name="T28">"productName"</text:span><text:span text:style-name="T27">: </text:span><text:span text:style-name="T29">"Billing lite"</text:span><text:span text:style-name="T27">,</text:span></text:p>
      <text:p text:style-name="P17">            <text:span text:style-name="T28">"productDescription"</text:span><text:span text:style-name="T27">: </text:span><text:span text:style-name="T29">"Centralized billing system"</text:span><text:span text:style-name="T27">,</text:span></text:p>
      <text:p text:style-name="P17">            <text:span text:style-name="T28">"company"</text:span><text:span text:style-name="T27">: {</text:span></text:p>
      <text:p text:style-name="P17">    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    <text:span text:style-name="T28">"companyName"</text:span><text:span text:style-name="T27">: </text:span><text:span text:style-name="T29">"OneBill"</text:span><text:span text:style-name="T27">,</text:span></text:p>
      <text:p text:style-name="P17">                <text:span text:style-name="T28">"companyAddress"</text:span><text:span text:style-name="T27">: </text:span><text:span text:style-name="T29">"JP nagar"</text:span><text:span text:style-name="T27">,</text:span></text:p>
      <text:p text:style-name="P17">                <text:span text:style-name="T28">"companyPhone"</text:span><text:span text:style-name="T27">: </text:span><text:span text:style-name="T30">97421865</text:span></text:p>
      <text:p text:style-name="P17">            <text:span text:style-name="T27">}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11</text:span><text:span text:style-name="T27">,</text:span></text:p>
      <text:p text:style-name="P17">            <text:span text:style-name="T28">"productName"</text:span><text:span text:style-name="T27">: </text:span><text:span text:style-name="T29">"Mobile service"</text:span><text:span text:style-name="T27">,</text:span></text:p>
      <text:p text:style-name="P17">            <text:span text:style-name="T28">"productDescription"</text:span><text:span text:style-name="T27">: </text:span><text:span text:style-name="T29">"Mobile data services voice calls text messages"</text:span><text:span text:style-name="T27">,</text:span></text:p>
      <text:p text:style-name="P17">            <text:span text:style-name="T28">"company"</text:span><text:span text:style-name="T27">: {</text:span></text:p>
      <text:p text:style-name="P17">                <text:span text:style-name="T28">"companyId"</text:span><text:span text:style-name="T27">: </text:span><text:span text:style-name="T30">2</text:span><text:span text:style-name="T27">,</text:span></text:p>
      <text:p text:style-name="P17"><text:soft-page-break/>                <text:span text:style-name="T28">"companyName"</text:span><text:span text:style-name="T27">: </text:span><text:span text:style-name="T29">"Airtel"</text:span><text:span text:style-name="T27">,</text:span></text:p>
      <text:p text:style-name="P17">                <text:span text:style-name="T28">"companyAddress"</text:span><text:span text:style-name="T27">: </text:span><text:span text:style-name="T29">"Banglore"</text:span><text:span text:style-name="T27">,</text:span></text:p>
      <text:p text:style-name="P17">                <text:span text:style-name="T28">"companyPhone"</text:span><text:span text:style-name="T27">: </text:span><text:span text:style-name="T30">97843665</text:span></text:p>
      <text:p text:style-name="P17">            <text:span text:style-name="T27">}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12</text:span><text:span text:style-name="T27">,</text:span></text:p>
      <text:p text:style-name="P17">            <text:span text:style-name="T28">"productName"</text:span><text:span text:style-name="T27">: </text:span><text:span text:style-name="T29">"Broad Band service"</text:span><text:span text:style-name="T27">,</text:span></text:p>
      <text:p text:style-name="P17">            <text:span text:style-name="T28">"productDescription"</text:span><text:span text:style-name="T27">: </text:span><text:span text:style-name="T29">"BB data services voice calls text messages"</text:span><text:span text:style-name="T27">,</text:span></text:p>
      <text:p text:style-name="P17">            <text:span text:style-name="T28">"company"</text:span><text:span text:style-name="T27">: {</text:span></text:p>
      <text:p text:style-name="P17">                <text:span text:style-name="T28">"companyId"</text:span><text:span text:style-name="T27">: </text:span><text:span text:style-name="T30">2</text:span><text:span text:style-name="T27">,</text:span></text:p>
      <text:p text:style-name="P17">                <text:span text:style-name="T28">"companyName"</text:span><text:span text:style-name="T27">: </text:span><text:span text:style-name="T29">"Airtel"</text:span><text:span text:style-name="T27">,</text:span></text:p>
      <text:p text:style-name="P17">                <text:span text:style-name="T28">"companyAddress"</text:span><text:span text:style-name="T27">: </text:span><text:span text:style-name="T29">"Banglore"</text:span><text:span text:style-name="T27">,</text:span></text:p>
      <text:p text:style-name="P17">                <text:span text:style-name="T28">"companyPhone"</text:span><text:span text:style-name="T27">: </text:span><text:span text:style-name="T30">97843665</text:span></text:p>
      <text:p text:style-name="P17">            <text:span text:style-name="T27">}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8"/>
      <text:p text:style-name="P21"><text:span text:style-name="T3">url: </text:span><text:span text:style-name="T2">http://localhost:8080/CustomizePlan/plans</text:span></text:p>
      <text:p text:style-name="P35"/>
      <text:p text:style-name="P2"><text:span text:style-name="T2">Methos: </text:span><text:span text:style-name="T5">GET</text:span></text:p>
      <text:p text:style-name="P46"/>
      <text:p text:style-name="P46">Request:</text:p>
      <text:p text:style-name="P46">{</text:p>
      <text:p text:style-name="P46"><text:tab/>"PlanId":1,</text:p>
      <text:p text:style-name="P46"><text:tab/>"strategyCost": 86,</text:p>
      <text:p text:style-name="P46"><text:tab/>"strategyName": "Centralized billing system",</text:p>
      <text:p text:style-name="P46"><text:tab/>"chargeDescription": "desadf",</text:p>
      <text:p text:style-name="P46"><text:tab/>"chargeType":"onetime",</text:p>
      <text:p text:style-name="P46"><text:tab/>"validityInDays":34,</text:p>
      <text:p text:style-name="P46"><text:tab/>"product" : {</text:p>
      <text:p text:style-name="P46"><text:tab/>"productId" : 11</text:p>
      <text:p text:style-name="P46"><text:tab/>}</text:p>
      <text:p text:style-name="P46">}</text:p>
      <text:p text:style-name="P46"/>
      <text:p text:style-name="P55">Response:</text:p>
      <text:p text:style-name="P55"/>
      <text:p text:style-name="P55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planId"</text:span><text:span text:style-name="T27">: </text:span><text:span text:style-name="T30">5</text:span><text:span text:style-name="T27">,</text:span></text:p>
      <text:p text:style-name="P17">            <text:span text:style-name="T28">"planName"</text:span><text:span text:style-name="T27">: </text:span><text:span text:style-name="T29">"Airtel Cross Network"</text:span><text:span text:style-name="T27">,</text:span></text:p>
      <text:p text:style-name="P17">            <text:span text:style-name="T28">"planDescription"</text:span><text:span text:style-name="T27">: </text:span><text:span text:style-name="T29">"plan validity can be customized"</text:span><text:span text:style-name="T27">,</text:span></text:p>
      <text:p text:style-name="P17">            <text:span text:style-name="T28">"startDate"</text:span><text:span text:style-name="T27">: </text:span><text:span text:style-name="T30">1577768400000</text:span><text:span text:style-name="T27">,</text:span></text:p>
      <text:p text:style-name="P17">            <text:span text:style-name="T28">"product"</text:span><text:span text:style-name="T27">: {</text:span></text:p>
      <text:p text:style-name="P17">                <text:span text:style-name="T28">"productId"</text:span><text:span text:style-name="T27">: </text:span><text:span text:style-name="T30">11</text:span><text:span text:style-name="T27">,</text:span></text:p>
      <text:p text:style-name="P17">                <text:span text:style-name="T28">"productName"</text:span><text:span text:style-name="T27">: </text:span><text:span text:style-name="T29">"Mobile service"</text:span><text:span text:style-name="T27">,</text:span></text:p>
      <text:p text:style-name="P17">                <text:span text:style-name="T28">"productDescription"</text:span><text:span text:style-name="T27">: </text:span><text:span text:style-name="T29">"Mobile data services voice calls text messages"</text:span><text:span text:style-name="T27">,</text:span></text:p>
      <text:p text:style-name="P17">                <text:span text:style-name="T28">"company"</text:span><text:span text:style-name="T27">: {</text:span></text:p>
      <text:p text:style-name="P17">                    <text:span text:style-name="T28">"companyId"</text:span><text:span text:style-name="T27">: </text:span><text:span text:style-name="T30">2</text:span><text:span text:style-name="T27">,</text:span></text:p>
      <text:p text:style-name="P17">                    <text:span text:style-name="T28">"companyName"</text:span><text:span text:style-name="T27">: </text:span><text:span text:style-name="T29">"Airtel"</text:span><text:span text:style-name="T27">,</text:span></text:p>
      <text:p text:style-name="P17"><text:soft-page-break/>                    <text:span text:style-name="T28">"companyAddress"</text:span><text:span text:style-name="T27">: </text:span><text:span text:style-name="T29">"Banglore"</text:span><text:span text:style-name="T27">,</text:span></text:p>
      <text:p text:style-name="P17">                    <text:span text:style-name="T28">"companyPhone"</text:span><text:span text:style-name="T27">: </text:span><text:span text:style-name="T30">97843665</text:span></text:p>
      <text:p text:style-name="P17">                <text:span text:style-name="T27">}</text:span></text:p>
      <text:p text:style-name="P17">            <text:span text:style-name="T27">}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8"/>
      <text:p text:style-name="P22"><text:span text:style-name="T3">url: <text:s text:c="2"/></text:span><text:span text:style-name="T2">http://localhost:8080/CustomizePlan/charges</text:span></text:p>
      <text:p text:style-name="P36"/>
      <text:p text:style-name="P3"><text:span text:style-name="T2">Methos: </text:span><text:span text:style-name="T6">GET</text:span></text:p>
      <text:p text:style-name="P47"/>
      <text:p text:style-name="P47">Request:</text:p>
      <text:p text:style-name="P47">{</text:p>
      <text:p text:style-name="P47"><text:tab/>"PlanId":1,</text:p>
      <text:p text:style-name="P47"><text:tab/>"strategyCost": 86,</text:p>
      <text:p text:style-name="P47"><text:tab/>"strategyName": "Centralized billing system",</text:p>
      <text:p text:style-name="P47"><text:tab/>"chargeDescription": "desadf",</text:p>
      <text:p text:style-name="P47"><text:tab/>"chargeType":"onetime",</text:p>
      <text:p text:style-name="P47"><text:tab/>"validityInDays":34,</text:p>
      <text:p text:style-name="P47"><text:tab/>"product" : {</text:p>
      <text:p text:style-name="P47"><text:tab/>"productId" : 11</text:p>
      <text:p text:style-name="P47"><text:tab/>}</text:p>
      <text:p text:style-name="P47">}</text:p>
      <text:p text:style-name="P47"/>
      <text:p text:style-name="P47"/>
      <text:p text:style-name="P56">Response:</text:p>
      <text:p text:style-name="P56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chargeId"</text:span><text:span text:style-name="T27">: </text:span><text:span text:style-name="T30">1</text:span><text:span text:style-name="T27">,</text:span></text:p>
      <text:p text:style-name="P17">            <text:span text:style-name="T28">"strategyCost"</text:span><text:span text:style-name="T27">: </text:span><text:span text:style-name="T30">86</text:span><text:span text:style-name="T27">,</text:span></text:p>
      <text:p text:style-name="P17">            <text:span text:style-name="T28">"strategyName"</text:span><text:span text:style-name="T27">: </text:span><text:span text:style-name="T29">"Centralized billing system"</text:span><text:span text:style-name="T27">,</text:span></text:p>
      <text:p text:style-name="P17">            <text:span text:style-name="T28">"chargeDescription"</text:span><text:span text:style-name="T27">: </text:span><text:span text:style-name="T29">"desadf"</text:span><text:span text:style-name="T27">,</text:span></text:p>
      <text:p text:style-name="P17">            <text:span text:style-name="T28">"chargeType"</text:span><text:span text:style-name="T27">: </text:span><text:span text:style-name="T29">"onetime"</text:span><text:span text:style-name="T27">,</text:span></text:p>
      <text:p text:style-name="P17">            <text:span text:style-name="T28">"validityInDays"</text:span><text:span text:style-name="T27">: </text:span><text:span text:style-name="T30">34</text:span><text:span text:style-name="T27">,</text:span></text:p>
      <text:p text:style-name="P17">            <text:span text:style-name="T28">"plan"</text:span><text:span text:style-name="T27">: {</text:span></text:p>
      <text:p text:style-name="P17">                <text:span text:style-name="T28">"planId"</text:span><text:span text:style-name="T27">: </text:span><text:span text:style-name="T30">1</text:span><text:span text:style-name="T27">,</text:span></text:p>
      <text:p text:style-name="P17">                <text:span text:style-name="T28">"planName"</text:span><text:span text:style-name="T27">: </text:span><text:span text:style-name="T29">"xBilling"</text:span><text:span text:style-name="T27">,</text:span></text:p>
      <text:p text:style-name="P17">                <text:span text:style-name="T28">"planDescription"</text:span><text:span text:style-name="T27">: </text:span><text:span text:style-name="T29">"Centralized e-billing system"</text:span><text:span text:style-name="T27">,</text:span></text:p>
      <text:p text:style-name="P17">                <text:span text:style-name="T28">"startDate"</text:span><text:span text:style-name="T27">: </text:span><text:span text:style-name="T29">null</text:span><text:span text:style-name="T27">,</text:span></text:p>
      <text:p text:style-name="P17">                <text:span text:style-name="T28">"product"</text:span><text:span text:style-name="T27">: </text:span><text:span text:style-name="T29">null</text:span></text:p>
      <text:p text:style-name="P17">            <text:span text:style-name="T27">}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8"/>
      <text:p text:style-name="P12"><text:span text:style-name="T31">url: </text:span><text:a xlink:type="simple" xlink:href="http://localhost:8080/CustomizePlan/bundels" text:style-name="Internet_20_link" text:visited-style-name="Visited_20_Internet_20_Link"><text:span text:style-name="T13">http://localhost:8080/CustomizePlan/bundels</text:span></text:a></text:p>
      <text:p text:style-name="P69"/>
      <text:p text:style-name="P72">Methods: GET</text:p>
      <text:p text:style-name="P72"/>
      <text:p text:style-name="P72">Response:</text:p>
      <text:p text:style-name="P65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<text:soft-page-break/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bundelId"</text:span><text:span text:style-name="T27">: </text:span><text:span text:style-name="T30">1</text:span><text:span text:style-name="T27">,</text:span></text:p>
      <text:p text:style-name="P17">            <text:span text:style-name="T28">"bundelName"</text:span><text:span text:style-name="T27">: </text:span><text:span text:style-name="T29">"Airtel select"</text:span><text:span text:style-name="T27">,</text:span></text:p>
      <text:p text:style-name="P17">            <text:span text:style-name="T28">"bundelDescription"</text:span><text:span text:style-name="T27">: </text:span><text:span text:style-name="T29">"Optimized Airtel services"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bundelId"</text:span><text:span text:style-name="T27">: </text:span><text:span text:style-name="T30">4</text:span><text:span text:style-name="T27">,</text:span></text:p>
      <text:p text:style-name="P17">            <text:span text:style-name="T28">"bundelName"</text:span><text:span text:style-name="T27">: </text:span><text:span text:style-name="T29">"AMazon Big billion "</text:span><text:span text:style-name="T27">,</text:span></text:p>
      <text:p text:style-name="P17">            <text:span text:style-name="T28">"bundelDescription"</text:span><text:span text:style-name="T27">: </text:span><text:span text:style-name="T29">"Amazon Best Plans"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bundelId"</text:span><text:span text:style-name="T27">: </text:span><text:span text:style-name="T30">6</text:span><text:span text:style-name="T27">,</text:span></text:p>
      <text:p text:style-name="P17">            <text:span text:style-name="T28">"bundelName"</text:span><text:span text:style-name="T27">: </text:span><text:span text:style-name="T29">" Big billion "</text:span><text:span text:style-name="T27">,</text:span></text:p>
      <text:p text:style-name="P17">            <text:span text:style-name="T28">"bundelDescription"</text:span><text:span text:style-name="T27">: </text:span><text:span text:style-name="T29">"Zoom Best Plans"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8"/>
      <text:p text:style-name="P8"/>
      <text:p text:style-name="P14"><text:span text:style-name="T33">url: <text:s/></text:span><text:span text:style-name="T13">http://localhost:8080/CustomizePlan/bundelplans</text:span></text:p>
      <text:p text:style-name="P10"/>
      <text:p text:style-name="P10">Method: GET</text:p>
      <text:p text:style-name="P10"/>
      <text:p text:style-name="P10">Response: </text:p>
      <text:p text:style-name="P10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pk"</text:span><text:span text:style-name="T27">: {</text:span></text:p>
      <text:p text:style-name="P17">                <text:span text:style-name="T28">"bundelId"</text:span><text:span text:style-name="T27">: </text:span><text:span text:style-name="T30">1</text:span><text:span text:style-name="T27">,</text:span></text:p>
      <text:p text:style-name="P17">                <text:span text:style-name="T28">"planId"</text:span><text:span text:style-name="T27">: </text:span><text:span text:style-name="T30">8</text:span></text:p>
      <text:p text:style-name="P17">            <text:span text:style-name="T27">},</text:span></text:p>
      <text:p text:style-name="P17">            <text:span text:style-name="T28">"bundelIdBundelPk"</text:span><text:span text:style-name="T27">: </text:span><text:span text:style-name="T30">1</text:span><text:span text:style-name="T27">,</text:span></text:p>
      <text:p text:style-name="P17">            <text:span text:style-name="T28">"bundelPlanDescription"</text:span><text:span text:style-name="T27">: </text:span><text:span text:style-name="T29">"Plans"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10"/>
      <text:p text:style-name="P72"/>
      <text:p text:style-name="P8"/>
      <text:p text:style-name="P8">---------------------------------------------------------------------------------------------------------------------------------------------------------</text:p>
      <text:p text:style-name="P8"/>
      <text:p text:style-name="P23"><text:span text:style-name="T3">url: <text:s/></text:span><text:span text:style-name="T2">http://localhost:8080/CustomizePlan/plans/5</text:span></text:p>
      <text:p text:style-name="P37"/>
      <text:p text:style-name="P4"><text:span text:style-name="T2">Methos: </text:span><text:span text:style-name="T7">DELETE</text:span></text:p>
      <text:p text:style-name="P48"/>
      <text:p text:style-name="P57">Response:</text:p>
      <text:p text:style-name="P57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planId"</text:span><text:span text:style-name="T27">: </text:span><text:span text:style-name="T30">5</text:span><text:span text:style-name="T27">,</text:span></text:p>
      <text:p text:style-name="P17"><text:soft-page-break/>        <text:span text:style-name="T28">"planName"</text:span><text:span text:style-name="T27">: </text:span><text:span text:style-name="T29">"Airtel Cross Network"</text:span><text:span text:style-name="T27">,</text:span></text:p>
      <text:p text:style-name="P17">        <text:span text:style-name="T28">"planDescription"</text:span><text:span text:style-name="T27">: </text:span><text:span text:style-name="T29">"plan validity can be customized"</text:span><text:span text:style-name="T27">,</text:span></text:p>
      <text:p text:style-name="P17">        <text:span text:style-name="T28">"startDate"</text:span><text:span text:style-name="T27">: </text:span><text:span text:style-name="T30">1577768400000</text:span><text:span text:style-name="T27">,</text:span></text:p>
      <text:p text:style-name="P17">        <text:span text:style-name="T28">"product"</text:span><text:span text:style-name="T27">: {</text:span></text:p>
      <text:p text:style-name="P17">            <text:span text:style-name="T28">"productId"</text:span><text:span text:style-name="T27">: </text:span><text:span text:style-name="T30">11</text:span><text:span text:style-name="T27">,</text:span></text:p>
      <text:p text:style-name="P17">            <text:span text:style-name="T28">"productName"</text:span><text:span text:style-name="T27">: </text:span><text:span text:style-name="T29">"Mobile service"</text:span><text:span text:style-name="T27">,</text:span></text:p>
      <text:p text:style-name="P17">            <text:span text:style-name="T28">"productDescription"</text:span><text:span text:style-name="T27">: </text:span><text:span text:style-name="T29">"Mobile data services voice calls text messages"</text:span><text:span text:style-name="T27">,</text:span></text:p>
      <text:p text:style-name="P17">            <text:span text:style-name="T28">"company"</text:span><text:span text:style-name="T27">: {</text:span></text:p>
      <text:p text:style-name="P17">                <text:span text:style-name="T28">"companyId"</text:span><text:span text:style-name="T27">: </text:span><text:span text:style-name="T30">2</text:span><text:span text:style-name="T27">,</text:span></text:p>
      <text:p text:style-name="P17">                <text:span text:style-name="T28">"companyName"</text:span><text:span text:style-name="T27">: </text:span><text:span text:style-name="T29">"Airtel"</text:span><text:span text:style-name="T27">,</text:span></text:p>
      <text:p text:style-name="P17">                <text:span text:style-name="T28">"companyAddress"</text:span><text:span text:style-name="T27">: </text:span><text:span text:style-name="T29">"Banglore"</text:span><text:span text:style-name="T27">,</text:span></text:p>
      <text:p text:style-name="P17">                <text:span text:style-name="T28">"companyPhone"</text:span><text:span text:style-name="T27">: </text:span><text:span text:style-name="T30">97843665</text:span></text:p>
      <text:p text:style-name="P17">            <text:span text:style-name="T27">}</text:span></text:p>
      <text:p text:style-name="P17">        <text:span text:style-name="T27">}</text:span></text:p>
      <text:p text:style-name="P17">    <text:span text:style-name="T27">}</text:span></text:p>
      <text:p text:style-name="P8">}</text:p>
      <text:p text:style-name="P8"/>
      <text:p text:style-name="P8"/>
      <text:p text:style-name="P24"><text:span text:style-name="T3">url: <text:s/></text:span><text:span text:style-name="T2">http://localhost:8080/CustomizePlan/products/11</text:span></text:p>
      <text:p text:style-name="P38"/>
      <text:p text:style-name="P5"><text:span text:style-name="T2">Methos: </text:span><text:span text:style-name="T8">DELETE</text:span></text:p>
      <text:p text:style-name="P49"/>
      <text:p text:style-name="P58">Response:</text:p>
      <text:p text:style-name="P57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productId"</text:span><text:span text:style-name="T27">: </text:span><text:span text:style-name="T30">11</text:span><text:span text:style-name="T27">,</text:span></text:p>
      <text:p text:style-name="P17">        <text:span text:style-name="T28">"productName"</text:span><text:span text:style-name="T27">: </text:span><text:span text:style-name="T29">"Mobile service"</text:span><text:span text:style-name="T27">,</text:span></text:p>
      <text:p text:style-name="P17">        <text:span text:style-name="T28">"productDescription"</text:span><text:span text:style-name="T27">: </text:span><text:span text:style-name="T29">"Mobile data services voice calls text messages"</text:span><text:span text:style-name="T27">,</text:span></text:p>
      <text:p text:style-name="P17">        <text:span text:style-name="T28">"company"</text:span><text:span text:style-name="T27">: {</text:span></text:p>
      <text:p text:style-name="P17">            <text:span text:style-name="T28">"companyId"</text:span><text:span text:style-name="T27">: </text:span><text:span text:style-name="T30">2</text:span><text:span text:style-name="T27">,</text:span></text:p>
      <text:p text:style-name="P17">            <text:span text:style-name="T28">"companyName"</text:span><text:span text:style-name="T27">: </text:span><text:span text:style-name="T29">"Airtel"</text:span><text:span text:style-name="T27">,</text:span></text:p>
      <text:p text:style-name="P17">            <text:span text:style-name="T28">"companyAddress"</text:span><text:span text:style-name="T27">: </text:span><text:span text:style-name="T29">"Banglore"</text:span><text:span text:style-name="T27">,</text:span></text:p>
      <text:p text:style-name="P17">            <text:span text:style-name="T28">"companyPhone"</text:span><text:span text:style-name="T27">: </text:span><text:span text:style-name="T30">97843665</text:span></text:p>
      <text:p text:style-name="P17">        <text:span text:style-name="T27">}</text:span></text:p>
      <text:p text:style-name="P17">    <text:span text:style-name="T27">}</text:span></text:p>
      <text:p text:style-name="P8">}</text:p>
      <text:p text:style-name="P8"/>
      <text:p text:style-name="P8"/>
      <text:p text:style-name="P8"/>
      <text:p text:style-name="P27"><text:span text:style-name="T3">url: <text:s text:c="2"/></text:span><text:span text:style-name="T2">http://localhost:8080/CustomizePlan/charges/2</text:span></text:p>
      <text:p text:style-name="P39"/>
      <text:p text:style-name="P7"><text:span text:style-name="T2">Methos: </text:span><text:span text:style-name="T10">DELETE</text:span></text:p>
      <text:p text:style-name="P50"/>
      <text:p text:style-name="P39">Response:</text:p>
      <text:p text:style-name="P59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chargeId"</text:span><text:span text:style-name="T27">: </text:span><text:span text:style-name="T30">2</text:span><text:span text:style-name="T27">,</text:span></text:p>
      <text:p text:style-name="P17">        <text:span text:style-name="T28">"strategyCost"</text:span><text:span text:style-name="T27">: </text:span><text:span text:style-name="T29">null</text:span><text:span text:style-name="T27">,</text:span></text:p>
      <text:p text:style-name="P17">        <text:span text:style-name="T28">"strategyName"</text:span><text:span text:style-name="T27">: </text:span><text:span text:style-name="T29">null</text:span><text:span text:style-name="T27">,</text:span></text:p>
      <text:p text:style-name="P17">        <text:span text:style-name="T28">"chargeDescription"</text:span><text:span text:style-name="T27">: </text:span><text:span text:style-name="T29">null</text:span><text:span text:style-name="T27">,</text:span></text:p>
      <text:p text:style-name="P17"><text:soft-page-break/>        <text:span text:style-name="T28">"chargeType"</text:span><text:span text:style-name="T27">: </text:span><text:span text:style-name="T29">null</text:span><text:span text:style-name="T27">,</text:span></text:p>
      <text:p text:style-name="P17">        <text:span text:style-name="T28">"validityInDays"</text:span><text:span text:style-name="T27">: </text:span><text:span text:style-name="T30">0</text:span><text:span text:style-name="T27">,</text:span></text:p>
      <text:p text:style-name="P17">        <text:span text:style-name="T28">"plan"</text:span><text:span text:style-name="T27">: </text:span><text:span text:style-name="T29">null</text:span></text:p>
      <text:p text:style-name="P17">    <text:span text:style-name="T27">}</text:span></text:p>
      <text:p text:style-name="P8">}</text:p>
      <text:p text:style-name="P59"/>
      <text:p text:style-name="P59"/>
      <text:p text:style-name="P59"/>
      <text:p text:style-name="P27"><text:span text:style-name="T3">url: <text:s/></text:span><text:span text:style-name="T2">http://localhost:8080/CustomizePlan/company/2</text:span></text:p>
      <text:p text:style-name="P39"/>
      <text:p text:style-name="P7"><text:span text:style-name="T2">Methos: </text:span><text:span text:style-name="T10">DELETE</text:span></text:p>
      <text:p text:style-name="P50"/>
      <text:p text:style-name="P39">Response:</text:p>
      <text:p text:style-name="P61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companyId"</text:span><text:span text:style-name="T27">: </text:span><text:span text:style-name="T30">2</text:span><text:span text:style-name="T27">,</text:span></text:p>
      <text:p text:style-name="P17">        <text:span text:style-name="T28">"companyName"</text:span><text:span text:style-name="T27">: </text:span><text:span text:style-name="T29">"Airtel"</text:span><text:span text:style-name="T27">,</text:span></text:p>
      <text:p text:style-name="P17">        <text:span text:style-name="T28">"companyAddress"</text:span><text:span text:style-name="T27">: </text:span><text:span text:style-name="T29">"Ladhak"</text:span><text:span text:style-name="T27">,</text:span></text:p>
      <text:p text:style-name="P17">        <text:span text:style-name="T28">"companyPhone"</text:span><text:span text:style-name="T27">: </text:span><text:span text:style-name="T30">978436652</text:span></text:p>
      <text:p text:style-name="P17">    <text:span text:style-name="T27">}</text:span></text:p>
      <text:p text:style-name="P8">}</text:p>
      <text:p text:style-name="P8"/>
      <text:p text:style-name="P13"><text:span text:style-name="T32">url: </text:span><text:a xlink:type="simple" xlink:href="http://localhost:8080/CustomizePlan/bundels/4" text:style-name="Internet_20_link" text:visited-style-name="Visited_20_Internet_20_Link"><text:span text:style-name="T13">http://localhost:8080/CustomizePlan/bundels/4</text:span></text:a></text:p>
      <text:p text:style-name="P70"/>
      <text:p text:style-name="P73">Method:DELETE</text:p>
      <text:p text:style-name="P73"/>
      <text:p text:style-name="P73">Response:</text:p>
      <text:p text:style-name="P66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bundelId"</text:span><text:span text:style-name="T27">: </text:span><text:span text:style-name="T30">4</text:span><text:span text:style-name="T27">,</text:span></text:p>
      <text:p text:style-name="P17">        <text:span text:style-name="T28">"bundelName"</text:span><text:span text:style-name="T27">: </text:span><text:span text:style-name="T29">"AMazon Big billion "</text:span><text:span text:style-name="T27">,</text:span></text:p>
      <text:p text:style-name="P17">        <text:span text:style-name="T28">"bundelDescription"</text:span><text:span text:style-name="T27">: </text:span><text:span text:style-name="T29">"Amazon Best Plans"</text:span></text:p>
      <text:p text:style-name="P17">    <text:span text:style-name="T27">}</text:span></text:p>
      <text:p text:style-name="P8">}</text:p>
      <text:p text:style-name="P73"/>
      <text:p text:style-name="P71"><text:span text:style-name="T39">url:</text:span>http://localhost:8080/CustomizePlan/bundels/5</text:p>
      <text:p text:style-name="P80"/>
      <text:p text:style-name="P80">Methos:DELETE</text:p>
      <text:p text:style-name="P80"/>
      <text:p text:style-name="P80">Response:</text:p>
      <text:p text:style-name="P84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bundelId"</text:span><text:span text:style-name="T27">: </text:span><text:span text:style-name="T30">5</text:span><text:span text:style-name="T27">,</text:span></text:p>
      <text:p text:style-name="P17">        <text:span text:style-name="T28">"bundelName"</text:span><text:span text:style-name="T27">: </text:span><text:span text:style-name="T29">"SDF"</text:span><text:span text:style-name="T27">,</text:span></text:p>
      <text:p text:style-name="P17">        <text:span text:style-name="T28">"bundelDescription"</text:span><text:span text:style-name="T27">: </text:span><text:span text:style-name="T29">"Super offer"</text:span></text:p>
      <text:p text:style-name="P17">    <text:span text:style-name="T27">}</text:span></text:p>
      <text:p text:style-name="P8">}</text:p>
      <text:p text:style-name="P80"/>
      <text:p text:style-name="P80"/>
      <text:p text:style-name="P39"/>
      <text:p text:style-name="P59"><text:soft-page-break/></text:p>
      <text:p text:style-name="P8">---------------------------------------------------------------------------------------------------------------------------------------------------------</text:p>
      <text:p text:style-name="P8"/>
      <text:p text:style-name="P25"><text:span text:style-name="T3">url: </text:span><text:span text:style-name="T2">http://localhost:8080/CustomizePlan/company</text:span></text:p>
      <text:p text:style-name="P40"/>
      <text:p text:style-name="P6"><text:span text:style-name="T2">Methos: P</text:span><text:span text:style-name="T9">UT</text:span></text:p>
      <text:p text:style-name="P51"/>
      <text:p text:style-name="P51">Request:</text:p>
      <text:p text:style-name="P51"/>
      <text:p text:style-name="P51">{</text:p>
      <text:p text:style-name="P51"><text:s text:c="13"/>"companyId":2,</text:p>
      <text:p text:style-name="P51"><text:s text:c="12"/>"companyName": "Airtel",</text:p>
      <text:p text:style-name="P51"><text:s text:c="12"/>"companyAddress": "Ladhak",</text:p>
      <text:p text:style-name="P51"><text:s text:c="12"/>"companyPhone": 978436652</text:p>
      <text:p text:style-name="P51"><text:s text:c="8"/>}</text:p>
      <text:p text:style-name="P51"/>
      <text:p text:style-name="P51"/>
      <text:p text:style-name="P51"/>
      <text:p text:style-name="P40">Response:</text:p>
      <text:p text:style-name="P40"/>
      <text:p text:style-name="P62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companyId"</text:span><text:span text:style-name="T27">: </text:span><text:span text:style-name="T30">2</text:span><text:span text:style-name="T27">,</text:span></text:p>
      <text:p text:style-name="P17">        <text:span text:style-name="T28">"companyName"</text:span><text:span text:style-name="T27">: </text:span><text:span text:style-name="T29">"Airtel"</text:span><text:span text:style-name="T27">,</text:span></text:p>
      <text:p text:style-name="P17">        <text:span text:style-name="T28">"companyAddress"</text:span><text:span text:style-name="T27">: </text:span><text:span text:style-name="T29">"Ladhak"</text:span><text:span text:style-name="T27">,</text:span></text:p>
      <text:p text:style-name="P17">        <text:span text:style-name="T28">"companyPhone"</text:span><text:span text:style-name="T27">: </text:span><text:span text:style-name="T30">978436652</text:span></text:p>
      <text:p text:style-name="P17">    <text:span text:style-name="T27">}</text:span></text:p>
      <text:p text:style-name="P8">}</text:p>
      <text:p text:style-name="P40"/>
      <text:p text:style-name="P60"/>
      <text:p text:style-name="P57"/>
      <text:p text:style-name="P56"/>
      <text:p text:style-name="P55"/>
      <text:p text:style-name="P32"/>
      <text:p text:style-name="P32"/>
      <text:p text:style-name="P25"><text:span text:style-name="T3">url: <text:s text:c="2"/></text:span><text:span text:style-name="T2">http://localhost:8080/CustomizePlan/products</text:span></text:p>
      <text:p text:style-name="P40"/>
      <text:p text:style-name="P6"><text:span text:style-name="T2">Methos: P</text:span><text:span text:style-name="T10">UT</text:span></text:p>
      <text:p text:style-name="P51"/>
      <text:p text:style-name="P51">Request:</text:p>
      <text:p text:style-name="P51">{</text:p>
      <text:p text:style-name="P51"><text:tab/>"productId":9,</text:p>
      <text:p text:style-name="P51"><text:tab/>"productName": "Airtel Bank",</text:p>
      <text:p text:style-name="P51"><text:tab/>"productDescription" :"Makes upi transactions simpler through airtel",</text:p>
      <text:p text:style-name="P51"><text:tab/>"company":{</text:p>
      <text:p text:style-name="P51"><text:tab/><text:tab/>"companyId":1,</text:p>
      <text:p text:style-name="P51"><text:tab/><text:tab/>"companyName": "OneBill",</text:p>
      <text:p text:style-name="P51"><text:tab/><text:tab/>"companyAddress": "Karnataka",</text:p>
      <text:p text:style-name="P51"><text:tab/><text:tab/>"companyPhone":986745448</text:p>
      <text:p text:style-name="P51"><text:tab/><text:tab/></text:p>
      <text:p text:style-name="P51"><text:tab/>}</text:p>
      <text:p text:style-name="P51">}</text:p>
      <text:p text:style-name="P40">Response:</text:p>
      <text:p text:style-name="P67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productId"</text:span><text:span text:style-name="T27">: </text:span><text:span text:style-name="T30">9</text:span><text:span text:style-name="T27">,</text:span></text:p>
      <text:p text:style-name="P17">        <text:span text:style-name="T28">"productName"</text:span><text:span text:style-name="T27">: </text:span><text:span text:style-name="T29">"Airtel Bank"</text:span><text:span text:style-name="T27">,</text:span></text:p>
      <text:p text:style-name="P17"><text:soft-page-break/>        <text:span text:style-name="T28">"productDescription"</text:span><text:span text:style-name="T27">: </text:span><text:span text:style-name="T29">"Makes upi transactions simpler through airtel"</text:span><text:span text:style-name="T27">,</text:span></text:p>
      <text:p text:style-name="P17">        <text:span text:style-name="T28">"company"</text:span><text:span text:style-name="T27">: {</text:span></text:p>
      <text:p text:style-name="P17">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<text:span text:style-name="T28">"companyName"</text:span><text:span text:style-name="T27">: </text:span><text:span text:style-name="T29">"OneBill"</text:span><text:span text:style-name="T27">,</text:span></text:p>
      <text:p text:style-name="P17">            <text:span text:style-name="T28">"companyAddress"</text:span><text:span text:style-name="T27">: </text:span><text:span text:style-name="T29">"Karnataka"</text:span><text:span text:style-name="T27">,</text:span></text:p>
      <text:p text:style-name="P17">            <text:span text:style-name="T28">"companyPhone"</text:span><text:span text:style-name="T27">: </text:span><text:span text:style-name="T30">986745448</text:span></text:p>
      <text:p text:style-name="P17">        <text:span text:style-name="T27">}</text:span></text:p>
      <text:p text:style-name="P17">    <text:span text:style-name="T27">}</text:span></text:p>
      <text:p text:style-name="P8">}</text:p>
      <text:p text:style-name="P67"/>
      <text:p text:style-name="P40"/>
      <text:p text:style-name="P40"/>
      <text:p text:style-name="P40"/>
      <text:p text:style-name="P40"/>
      <text:p text:style-name="P40">url: </text:p>
      <text:p text:style-name="P40"/>
      <text:p text:style-name="P6"><text:span text:style-name="T2">Methos: P</text:span><text:span text:style-name="T10">UT</text:span></text:p>
      <text:p text:style-name="P51"/>
      <text:p text:style-name="P51">Request:</text:p>
      <text:p text:style-name="P6">{</text:p>
      <text:p text:style-name="P6"><text:tab/>"planId":6,</text:p>
      <text:p text:style-name="P6"><text:tab/>"startDate":"2020-01-02",</text:p>
      <text:p text:style-name="P6"><text:tab/>"planDescription":"NetLine provides a optimized WAN services",</text:p>
      <text:p text:style-name="P6"><text:tab/>"planName":"netLine",</text:p>
      <text:p text:style-name="P6"><text:tab/>"validityInDays":365,</text:p>
      <text:p text:style-name="P6"><text:tab/>"product" : {</text:p>
      <text:p text:style-name="P6"><text:tab/>"productId" : 9</text:p>
      <text:p text:style-name="P6"><text:tab/>}</text:p>
      <text:p text:style-name="P6">}</text:p>
      <text:p text:style-name="P51"/>
      <text:p text:style-name="P40">Response:</text:p>
      <text:p text:style-name="P62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planId"</text:span><text:span text:style-name="T27">: </text:span><text:span text:style-name="T30">6</text:span><text:span text:style-name="T27">,</text:span></text:p>
      <text:p text:style-name="P17">        <text:span text:style-name="T28">"planName"</text:span><text:span text:style-name="T27">: </text:span><text:span text:style-name="T29">"netLine"</text:span><text:span text:style-name="T27">,</text:span></text:p>
      <text:p text:style-name="P17">        <text:span text:style-name="T28">"planDescription"</text:span><text:span text:style-name="T27">: </text:span><text:span text:style-name="T29">"NetLine provides a optimized WAN services"</text:span><text:span text:style-name="T27">,</text:span></text:p>
      <text:p text:style-name="P17">        <text:span text:style-name="T28">"startDate"</text:span><text:span text:style-name="T27">: </text:span><text:span text:style-name="T30">1577923200000</text:span><text:span text:style-name="T27">,</text:span></text:p>
      <text:p text:style-name="P17">        <text:span text:style-name="T28">"product"</text:span><text:span text:style-name="T27">: {</text:span></text:p>
      <text:p text:style-name="P17">            <text:span text:style-name="T28">"productId"</text:span><text:span text:style-name="T27">: </text:span><text:span text:style-name="T30">9</text:span><text:span text:style-name="T27">,</text:span></text:p>
      <text:p text:style-name="P17">            <text:span text:style-name="T28">"productName"</text:span><text:span text:style-name="T27">: </text:span><text:span text:style-name="T29">null</text:span><text:span text:style-name="T27">,</text:span></text:p>
      <text:p text:style-name="P17">            <text:span text:style-name="T28">"productDescription"</text:span><text:span text:style-name="T27">: </text:span><text:span text:style-name="T29">null</text:span><text:span text:style-name="T27">,</text:span></text:p>
      <text:p text:style-name="P17">            <text:span text:style-name="T28">"company"</text:span><text:span text:style-name="T27">: </text:span><text:span text:style-name="T29">null</text:span></text:p>
      <text:p text:style-name="P17">        <text:span text:style-name="T27">}</text:span></text:p>
      <text:p text:style-name="P17">    <text:span text:style-name="T27">}</text:span></text:p>
      <text:p text:style-name="P8">}</text:p>
      <text:p text:style-name="P40"/>
      <text:p text:style-name="P40"/>
      <text:p text:style-name="P40"/>
      <text:p text:style-name="P40"/>
      <text:p text:style-name="P25"><text:span text:style-name="T3">url: <text:s/></text:span><text:span text:style-name="T2">http://localhost:8080/CustomizePlan/charges</text:span></text:p>
      <text:p text:style-name="P40"/>
      <text:p text:style-name="P6"><text:span text:style-name="T2">Methos: P</text:span><text:span text:style-name="T10">UT</text:span></text:p>
      <text:p text:style-name="P51"/>
      <text:p text:style-name="P51"><text:soft-page-break/>Request:</text:p>
      <text:p text:style-name="P51"><text:s/>{</text:p>
      <text:p text:style-name="P51"><text:s/><text:tab/>"chargeId":1,</text:p>
      <text:p text:style-name="P51"><text:s text:c="8"/>"strategyCost": 34500,</text:p>
      <text:p text:style-name="P51"><text:s text:c="8"/>"strategyName": "NetworkLine",</text:p>
      <text:p text:style-name="P51"><text:s text:c="8"/>"chargeDescription": "NetworkLine is a most effective broad band service",</text:p>
      <text:p text:style-name="P51"><text:s text:c="8"/>"chargeType": "Recurring",</text:p>
      <text:p text:style-name="P51"><text:s text:c="8"/>"validityInDays": 365,</text:p>
      <text:p text:style-name="P51"><text:s text:c="8"/>"plan": {</text:p>
      <text:p text:style-name="P51"><text:s text:c="8"/><text:tab/>"planId":1</text:p>
      <text:p text:style-name="P51"><text:s text:c="8"/>}</text:p>
      <text:p text:style-name="P51"><text:s text:c="4"/>}</text:p>
      <text:p text:style-name="P51"/>
      <text:p text:style-name="P40">Response:</text:p>
      <text:p text:style-name="P62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chargeId"</text:span><text:span text:style-name="T27">: </text:span><text:span text:style-name="T30">1</text:span><text:span text:style-name="T27">,</text:span></text:p>
      <text:p text:style-name="P17">        <text:span text:style-name="T28">"strategyCost"</text:span><text:span text:style-name="T27">: </text:span><text:span text:style-name="T30">34500</text:span><text:span text:style-name="T27">,</text:span></text:p>
      <text:p text:style-name="P17">        <text:span text:style-name="T28">"strategyName"</text:span><text:span text:style-name="T27">: </text:span><text:span text:style-name="T29">"NetworkLine"</text:span><text:span text:style-name="T27">,</text:span></text:p>
      <text:p text:style-name="P17">        <text:span text:style-name="T28">"chargeDescription"</text:span><text:span text:style-name="T27">: </text:span><text:span text:style-name="T29">"NetworkLine is a most effective broad band service"</text:span><text:span text:style-name="T27">,</text:span></text:p>
      <text:p text:style-name="P17">        <text:span text:style-name="T28">"chargeType"</text:span><text:span text:style-name="T27">: </text:span><text:span text:style-name="T29">"Recurring"</text:span><text:span text:style-name="T27">,</text:span></text:p>
      <text:p text:style-name="P17">        <text:span text:style-name="T28">"validityInDays"</text:span><text:span text:style-name="T27">: </text:span><text:span text:style-name="T30">365</text:span><text:span text:style-name="T27">,</text:span></text:p>
      <text:p text:style-name="P17">        <text:span text:style-name="T28">"plan"</text:span><text:span text:style-name="T27">: {</text:span></text:p>
      <text:p text:style-name="P17">            <text:span text:style-name="T28">"planId"</text:span><text:span text:style-name="T27">: </text:span><text:span text:style-name="T30">1</text:span><text:span text:style-name="T27">,</text:span></text:p>
      <text:p text:style-name="P17">            <text:span text:style-name="T28">"planName"</text:span><text:span text:style-name="T27">: </text:span><text:span text:style-name="T29">null</text:span><text:span text:style-name="T27">,</text:span></text:p>
      <text:p text:style-name="P17">            <text:span text:style-name="T28">"planDescription"</text:span><text:span text:style-name="T27">: </text:span><text:span text:style-name="T29">null</text:span><text:span text:style-name="T27">,</text:span></text:p>
      <text:p text:style-name="P17">            <text:span text:style-name="T28">"startDate"</text:span><text:span text:style-name="T27">: </text:span><text:span text:style-name="T29">null</text:span><text:span text:style-name="T27">,</text:span></text:p>
      <text:p text:style-name="P17">            <text:span text:style-name="T28">"product"</text:span><text:span text:style-name="T27">: </text:span><text:span text:style-name="T29">null</text:span></text:p>
      <text:p text:style-name="P17">        <text:span text:style-name="T27">}</text:span></text:p>
      <text:p text:style-name="P17">    <text:span text:style-name="T27">}</text:span></text:p>
      <text:p text:style-name="P8">}</text:p>
      <text:p text:style-name="P40"/>
      <text:p text:style-name="P28"><text:span text:style-name="T12">url: </text:span><text:span text:style-name="T2">http://localhost:8080/CustomizePlan/bundels</text:span></text:p>
      <text:p text:style-name="P74"/>
      <text:p text:style-name="P74">Methos:PUT</text:p>
      <text:p text:style-name="P74"/>
      <text:p text:style-name="P74">Request:</text:p>
      <text:p text:style-name="P74">{</text:p>
      <text:p text:style-name="P74"><text:s/><text:tab/>"bundelId":1,</text:p>
      <text:p text:style-name="P74"><text:s/><text:tab/>"bundelDescription":"Airte Selected Services",</text:p>
      <text:p text:style-name="P74"><text:s/><text:tab/>"bundelName":"Airtel Selected"</text:p>
      <text:p text:style-name="P74"><text:s/></text:p>
      <text:p text:style-name="P74"><text:s/>}</text:p>
      <text:p text:style-name="P74"/>
      <text:p text:style-name="P74">Response:</text:p>
      <text:p text:style-name="P62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{</text:span></text:p>
      <text:p text:style-name="P17">        <text:span text:style-name="T28">"bundelId"</text:span><text:span text:style-name="T27">: </text:span><text:span text:style-name="T30">1</text:span><text:span text:style-name="T27">,</text:span></text:p>
      <text:p text:style-name="P17">        <text:span text:style-name="T28">"bundelName"</text:span><text:span text:style-name="T27">: </text:span><text:span text:style-name="T29">"Airtel Selected"</text:span><text:span text:style-name="T27">,</text:span></text:p>
      <text:p text:style-name="P17">        <text:span text:style-name="T28">"bundelDescription"</text:span><text:span text:style-name="T27">: </text:span><text:span text:style-name="T29">"Airte Selected Services"</text:span></text:p>
      <text:p text:style-name="P17">    <text:span text:style-name="T27">}</text:span></text:p>
      <text:p text:style-name="P87">}</text:p>
      <text:p text:style-name="P40"/>
      <text:p text:style-name="P76"><text:span text:style-name="T37">URL: </text:span>http://localhost:8080/CustomizePlan/products/Airtel Bank</text:p>
      <text:p text:style-name="P76"/>
      <text:p text:style-name="P75"><text:soft-page-break/>Method: GET</text:p>
      <text:p text:style-name="P75"/>
      <text:p text:style-name="P75">Response:</text:p>
      <text:p text:style-name="P81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9</text:span><text:span text:style-name="T27">,</text:span></text:p>
      <text:p text:style-name="P17">            <text:span text:style-name="T28">"productName"</text:span><text:span text:style-name="T27">: </text:span><text:span text:style-name="T29">"Airtel Bank"</text:span><text:span text:style-name="T27">,</text:span></text:p>
      <text:p text:style-name="P17">            <text:span text:style-name="T28">"productDescription"</text:span><text:span text:style-name="T27">: </text:span><text:span text:style-name="T29">"Makes upi transactions simpler through airtel"</text:span><text:span text:style-name="T27">,</text:span></text:p>
      <text:p text:style-name="P17">            <text:span text:style-name="T28">"company"</text:span><text:span text:style-name="T27">: {</text:span></text:p>
      <text:p text:style-name="P17">    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    <text:span text:style-name="T28">"companyName"</text:span><text:span text:style-name="T27">: </text:span><text:span text:style-name="T29">"OneBill"</text:span><text:span text:style-name="T27">,</text:span></text:p>
      <text:p text:style-name="P17">                <text:span text:style-name="T28">"companyAddress"</text:span><text:span text:style-name="T27">: </text:span><text:span text:style-name="T29">"JP nagar"</text:span><text:span text:style-name="T27">,</text:span></text:p>
      <text:p text:style-name="P17">                <text:span text:style-name="T28">"companyPhone"</text:span><text:span text:style-name="T27">: </text:span><text:span text:style-name="T30">97421865</text:span></text:p>
      <text:p text:style-name="P17">            <text:span text:style-name="T27">}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8"/>
      <text:p text:style-name="P75"/>
      <text:p text:style-name="P75"/>
      <text:p text:style-name="P76"><text:span text:style-name="T37">URL: <text:s/></text:span><text:a xlink:type="simple" xlink:href="http://localhost:8080/CustomizePlan/charges/1" text:style-name="Internet_20_link" text:visited-style-name="Visited_20_Internet_20_Link">http://localhost:8080/CustomizePlan/charges/1</text:a></text:p>
      <text:p text:style-name="P76"/>
      <text:p text:style-name="P75">METHOD: GET</text:p>
      <text:p text:style-name="P75"/>
      <text:p text:style-name="P75">Response:</text:p>
      <text:p text:style-name="P75"/>
      <text:p text:style-name="P81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chargeId"</text:span><text:span text:style-name="T27">: </text:span><text:span text:style-name="T30">1</text:span><text:span text:style-name="T27">,</text:span></text:p>
      <text:p text:style-name="P17">            <text:span text:style-name="T28">"strategyCost"</text:span><text:span text:style-name="T27">: </text:span><text:span text:style-name="T30">34500</text:span><text:span text:style-name="T27">,</text:span></text:p>
      <text:p text:style-name="P17">            <text:span text:style-name="T28">"strategyName"</text:span><text:span text:style-name="T27">: </text:span><text:span text:style-name="T29">"NetworkLine"</text:span><text:span text:style-name="T27">,</text:span></text:p>
      <text:p text:style-name="P17">            <text:span text:style-name="T28">"chargeDescription"</text:span><text:span text:style-name="T27">: </text:span><text:span text:style-name="T29">"NetworkLine is a most effective broad band service"</text:span><text:span text:style-name="T27">,</text:span></text:p>
      <text:p text:style-name="P17">            <text:span text:style-name="T28">"chargeType"</text:span><text:span text:style-name="T27">: </text:span><text:span text:style-name="T29">"Recurring"</text:span><text:span text:style-name="T27">,</text:span></text:p>
      <text:p text:style-name="P17">            <text:span text:style-name="T28">"validityInDays"</text:span><text:span text:style-name="T27">: </text:span><text:span text:style-name="T30">365</text:span><text:span text:style-name="T27">,</text:span></text:p>
      <text:p text:style-name="P17">            <text:span text:style-name="T28">"plan"</text:span><text:span text:style-name="T27">: {</text:span></text:p>
      <text:p text:style-name="P17">                <text:span text:style-name="T28">"planId"</text:span><text:span text:style-name="T27">: </text:span><text:span text:style-name="T30">1</text:span><text:span text:style-name="T27">,</text:span></text:p>
      <text:p text:style-name="P17">                <text:span text:style-name="T28">"planName"</text:span><text:span text:style-name="T27">: </text:span><text:span text:style-name="T29">"xBilling"</text:span><text:span text:style-name="T27">,</text:span></text:p>
      <text:p text:style-name="P17">                <text:span text:style-name="T28">"planDescription"</text:span><text:span text:style-name="T27">: </text:span><text:span text:style-name="T29">"Centralized e-billing system"</text:span><text:span text:style-name="T27">,</text:span></text:p>
      <text:p text:style-name="P17">                <text:span text:style-name="T28">"startDate"</text:span><text:span text:style-name="T27">: </text:span><text:span text:style-name="T29">null</text:span><text:span text:style-name="T27">,</text:span></text:p>
      <text:p text:style-name="P17">                <text:span text:style-name="T28">"product"</text:span><text:span text:style-name="T27">: </text:span><text:span text:style-name="T29">null</text:span><text:span text:style-name="T27">,</text:span></text:p>
      <text:p text:style-name="P17">                <text:span text:style-name="T28">"bundel"</text:span><text:span text:style-name="T27">: </text:span><text:span text:style-name="T29">null</text:span></text:p>
      <text:p text:style-name="P17">            <text:span text:style-name="T27">}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75"/>
      <text:p text:style-name="P75"/>
      <text:p text:style-name="P76"><text:span text:style-name="T37">URL: <text:s/></text:span><text:a xlink:type="simple" xlink:href="http://localhost:8080/CustomizePlan/plans/netLine" text:style-name="Internet_20_link" text:visited-style-name="Visited_20_Internet_20_Link">http://localhost:8080/CustomizePlan/plans/netLine</text:a></text:p>
      <text:p text:style-name="P76"/>
      <text:p text:style-name="P77"><text:soft-page-break/>Method: GET</text:p>
      <text:p text:style-name="P77"/>
      <text:p text:style-name="P77">Response:</text:p>
      <text:p text:style-name="P77"/>
      <text:p text:style-name="P82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planId"</text:span><text:span text:style-name="T27">: </text:span><text:span text:style-name="T30">6</text:span><text:span text:style-name="T27">,</text:span></text:p>
      <text:p text:style-name="P17">            <text:span text:style-name="T28">"planName"</text:span><text:span text:style-name="T27">: </text:span><text:span text:style-name="T29">"netLine"</text:span><text:span text:style-name="T27">,</text:span></text:p>
      <text:p text:style-name="P17">            <text:span text:style-name="T28">"planDescription"</text:span><text:span text:style-name="T27">: </text:span><text:span text:style-name="T29">"NetLine provides a optimized WAN services"</text:span><text:span text:style-name="T27">,</text:span></text:p>
      <text:p text:style-name="P17">            <text:span text:style-name="T28">"startDate"</text:span><text:span text:style-name="T27">: </text:span><text:span text:style-name="T30">1577854800000</text:span><text:span text:style-name="T27">,</text:span></text:p>
      <text:p text:style-name="P17">            <text:span text:style-name="T28">"product"</text:span><text:span text:style-name="T27">: {</text:span></text:p>
      <text:p text:style-name="P17">                <text:span text:style-name="T28">"productId"</text:span><text:span text:style-name="T27">: </text:span><text:span text:style-name="T30">9</text:span><text:span text:style-name="T27">,</text:span></text:p>
      <text:p text:style-name="P17">                <text:span text:style-name="T28">"productName"</text:span><text:span text:style-name="T27">: </text:span><text:span text:style-name="T29">"Airtel Bank"</text:span><text:span text:style-name="T27">,</text:span></text:p>
      <text:p text:style-name="P17">                <text:span text:style-name="T28">"productDescription"</text:span><text:span text:style-name="T27">: </text:span><text:span text:style-name="T29">"Makes upi transactions simpler through airtel"</text:span><text:span text:style-name="T27">,</text:span></text:p>
      <text:p text:style-name="P17">                <text:span text:style-name="T28">"company"</text:span><text:span text:style-name="T27">: {</text:span></text:p>
      <text:p text:style-name="P17">        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        <text:span text:style-name="T28">"companyName"</text:span><text:span text:style-name="T27">: </text:span><text:span text:style-name="T29">"OneBill"</text:span><text:span text:style-name="T27">,</text:span></text:p>
      <text:p text:style-name="P17">                    <text:span text:style-name="T28">"companyAddress"</text:span><text:span text:style-name="T27">: </text:span><text:span text:style-name="T29">"JP nagar"</text:span><text:span text:style-name="T27">,</text:span></text:p>
      <text:p text:style-name="P17">                    <text:span text:style-name="T28">"companyPhone"</text:span><text:span text:style-name="T27">: </text:span><text:span text:style-name="T30">97421865</text:span></text:p>
      <text:p text:style-name="P17">                <text:span text:style-name="T27">}</text:span></text:p>
      <text:p text:style-name="P17">            <text:span text:style-name="T27">},</text:span></text:p>
      <text:p text:style-name="P17">            <text:span text:style-name="T28">"bundel"</text:span><text:span text:style-name="T27">: </text:span><text:span text:style-name="T29">null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77"/>
      <text:p text:style-name="P77"/>
      <text:p text:style-name="P79"><text:span text:style-name="T38">URL: <text:s/></text:span><text:a xlink:type="simple" xlink:href="http://localhost:8080/CustomizePlan/company/1" text:style-name="Internet_20_link" text:visited-style-name="Visited_20_Internet_20_Link">http://localhost:8080/CustomizePlan/company/1</text:a></text:p>
      <text:p text:style-name="P79"/>
      <text:p text:style-name="P78">Method: <text:s/>GET</text:p>
      <text:p text:style-name="P78"/>
      <text:p text:style-name="P78">Response:</text:p>
      <text:p text:style-name="P78"/>
      <text:p text:style-name="P83">{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<text:span text:style-name="T28">"companyName"</text:span><text:span text:style-name="T27">: </text:span><text:span text:style-name="T29">"OneBill"</text:span><text:span text:style-name="T27">,</text:span></text:p>
      <text:p text:style-name="P17">            <text:span text:style-name="T28">"companyAddress"</text:span><text:span text:style-name="T27">: </text:span><text:span text:style-name="T29">"JP nagar"</text:span><text:span text:style-name="T27">,</text:span></text:p>
      <text:p text:style-name="P17">            <text:span text:style-name="T28">"companyPhone"</text:span><text:span text:style-name="T27">: </text:span><text:span text:style-name="T30">97421865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78"/>
      <text:p text:style-name="P79"><text:span text:style-name="T38">URL: <text:s text:c="2"/></text:span>http://localhost:8080/CustomizePlan/bundels/Airtel Selected</text:p>
      <text:p text:style-name="P78"/>
      <text:p text:style-name="P78">Method: GET</text:p>
      <text:p text:style-name="P78"/>
      <text:p text:style-name="P78"><text:s/>Response:</text:p>
      <text:p text:style-name="P78"/>
      <text:p text:style-name="P83">{</text:p>
      <text:p text:style-name="P17"><text:soft-page-break/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bundelId"</text:span><text:span text:style-name="T27">: </text:span><text:span text:style-name="T30">1</text:span><text:span text:style-name="T27">,</text:span></text:p>
      <text:p text:style-name="P17">            <text:span text:style-name="T28">"bundelName"</text:span><text:span text:style-name="T27">: </text:span><text:span text:style-name="T29">"Airtel Selected"</text:span><text:span text:style-name="T27">,</text:span></text:p>
      <text:p text:style-name="P17">            <text:span text:style-name="T28">"bundelDescription"</text:span><text:span text:style-name="T27">: </text:span><text:span text:style-name="T29">"Airte Selected Services"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8"/>
      <text:p text:style-name="P16"><text:span text:style-name="T35">URL: </text:span><text:span text:style-name="T18">hthttp://localhost:8080/Customize</text:span><text:span text:style-name="T19">Plan/plans/plan/Super</text:span></text:p>
      <text:p text:style-name="P88"/>
      <text:p text:style-name="P89">METHOD: GET</text:p>
      <text:p text:style-name="P89"/>
      <text:p text:style-name="P89">Response:</text:p>
      <text:p text:style-name="P90">{</text:p>
      <text:p text:style-name="P86">    <text:span text:style-name="T27">"error": false,</text:span></text:p>
      <text:p text:style-name="P86">    <text:span text:style-name="T27">"data": [</text:span></text:p>
      <text:p text:style-name="P86">        <text:span text:style-name="T27">{</text:span></text:p>
      <text:p text:style-name="P86">            <text:span text:style-name="T27">"planId": 9,</text:span></text:p>
      <text:p text:style-name="P86">            <text:span text:style-name="T27">"planName": " Super Offer",</text:span></text:p>
      <text:p text:style-name="P86">            <text:span text:style-name="T27">"planDescription": "plan validity can be customized",</text:span></text:p>
      <text:p text:style-name="P86">            <text:span text:style-name="T27">"startDate": 1577768400000,</text:span></text:p>
      <text:p text:style-name="P86">            <text:span text:style-name="T27">"product": {</text:span></text:p>
      <text:p text:style-name="P86">                <text:span text:style-name="T27">"productId": 1,</text:span></text:p>
      <text:p text:style-name="P86">                <text:span text:style-name="T27">"productName": "LAN",</text:span></text:p>
      <text:p text:style-name="P86">                <text:span text:style-name="T27">"productDescription": "LAN services",</text:span></text:p>
      <text:p text:style-name="P86">                <text:span text:style-name="T27">"company": null</text:span></text:p>
      <text:p text:style-name="P86">            <text:span text:style-name="T27">},</text:span></text:p>
      <text:p text:style-name="P86">            <text:span text:style-name="T27">"bundel": null</text:span></text:p>
      <text:p text:style-name="P86">        <text:span text:style-name="T27">},</text:span></text:p>
      <text:p text:style-name="P86">        <text:span text:style-name="T27">{</text:span></text:p>
      <text:p text:style-name="P86">            <text:span text:style-name="T27">"planId": 12,</text:span></text:p>
      <text:p text:style-name="P86">            <text:span text:style-name="T27">"planName": " super  Offer",</text:span></text:p>
      <text:p text:style-name="P86">            <text:span text:style-name="T27">"planDescription": "plan validity can be customized",</text:span></text:p>
      <text:p text:style-name="P86">            <text:span text:style-name="T27">"startDate": 1605070800000,</text:span></text:p>
      <text:p text:style-name="P86">            <text:span text:style-name="T27">"product": {</text:span></text:p>
      <text:p text:style-name="P86">                <text:span text:style-name="T27">"productId": 3,</text:span></text:p>
      <text:p text:style-name="P86">                <text:span text:style-name="T27">"productName": "Airtel Bank",</text:span></text:p>
      <text:p text:style-name="P86">                <text:span text:style-name="T27">"productDescription": "makes yor UPI transactions simpler",</text:span></text:p>
      <text:p text:style-name="P86">                <text:span text:style-name="T27">"company": {</text:span></text:p>
      <text:p text:style-name="P86">                    <text:span text:style-name="T27">"companyId": 1,</text:span></text:p>
      <text:p text:style-name="P86">                    <text:span text:style-name="T27">"companyName": null,</text:span></text:p>
      <text:p text:style-name="P86">                    <text:span text:style-name="T27">"companyAddress": "Goa",</text:span></text:p>
      <text:p text:style-name="P86">                    <text:span text:style-name="T27">"companyPhone": 754236265</text:span></text:p>
      <text:p text:style-name="P86">                <text:span text:style-name="T27">}</text:span></text:p>
      <text:p text:style-name="P86">            <text:span text:style-name="T27">},</text:span></text:p>
      <text:p text:style-name="P86">            <text:span text:style-name="T27">"bundel": {</text:span></text:p>
      <text:p text:style-name="P86">                <text:span text:style-name="T27">"bundelId": 2,</text:span></text:p>
      <text:p text:style-name="P86">                <text:span text:style-name="T27">"bundelName": "Airtel",</text:span></text:p>
      <text:p text:style-name="P86"><text:soft-page-break/>                <text:span text:style-name="T27">"bundelDescription": "Netpost"</text:span></text:p>
      <text:p text:style-name="P86">            <text:span text:style-name="T27">}</text:span></text:p>
      <text:p text:style-name="P86">        <text:span text:style-name="T27">},</text:span></text:p>
      <text:p text:style-name="P86">        <text:span text:style-name="T27">{</text:span></text:p>
      <text:p text:style-name="P86">            <text:span text:style-name="T27">"planId": 13,</text:span></text:p>
      <text:p text:style-name="P86">            <text:span text:style-name="T27">"planName": " super  Offer",</text:span></text:p>
      <text:p text:style-name="P86">            <text:span text:style-name="T27">"planDescription": "plan validity can be customized",</text:span></text:p>
      <text:p text:style-name="P86">            <text:span text:style-name="T27">"startDate": 1605070800000,</text:span></text:p>
      <text:p text:style-name="P86">            <text:span text:style-name="T27">"product": {</text:span></text:p>
      <text:p text:style-name="P86">                <text:span text:style-name="T27">"productId": 4,</text:span></text:p>
      <text:p text:style-name="P86">                <text:span text:style-name="T27">"productName": "super offer ",</text:span></text:p>
      <text:p text:style-name="P86">                <text:span text:style-name="T27">"productDescription": "makes yor UPI transactions simpler with profit",</text:span></text:p>
      <text:p text:style-name="P86">                <text:span text:style-name="T27">"company": {</text:span></text:p>
      <text:p text:style-name="P86">                    <text:span text:style-name="T27">"companyId": 1,</text:span></text:p>
      <text:p text:style-name="P86">                    <text:span text:style-name="T27">"companyName": null,</text:span></text:p>
      <text:p text:style-name="P86">                    <text:span text:style-name="T27">"companyAddress": "Goa",</text:span></text:p>
      <text:p text:style-name="P86">                    <text:span text:style-name="T27">"companyPhone": 754236265</text:span></text:p>
      <text:p text:style-name="P86">                <text:span text:style-name="T27">}</text:span></text:p>
      <text:p text:style-name="P86">            <text:span text:style-name="T27">},</text:span></text:p>
      <text:p text:style-name="P86">            <text:span text:style-name="T27">"bundel": {</text:span></text:p>
      <text:p text:style-name="P86">                <text:span text:style-name="T27">"bundelId": 2,</text:span></text:p>
      <text:p text:style-name="P86">                <text:span text:style-name="T27">"bundelName": "Airtel",</text:span></text:p>
      <text:p text:style-name="P86">                <text:span text:style-name="T27">"bundelDescription": "Netpost"</text:span></text:p>
      <text:p text:style-name="P86">            <text:span text:style-name="T27">}</text:span></text:p>
      <text:p text:style-name="P86">        <text:span text:style-name="T27">}</text:span></text:p>
      <text:p text:style-name="P86">    <text:span text:style-name="T27">]</text:span></text:p>
      <text:p text:style-name="P85">}</text:p>
      <text:p text:style-name="P90"/>
      <text:p text:style-name="P90"/>
      <text:p text:style-name="P91"><text:span text:style-name="T44">URL: </text:span><text:a xlink:type="simple" xlink:href="http://localhost:8080/CustomizePlan/charges/charge/Recuring" text:style-name="Internet_20_link" text:visited-style-name="Visited_20_Internet_20_Link">http://localhost:8080/CustomizePlan/charges/charge/Recuring</text:a></text:p>
      <text:p text:style-name="P91"/>
      <text:p text:style-name="P92">Method: GET</text:p>
      <text:p text:style-name="P92"/>
      <text:p text:style-name="P92">Response:</text:p>
      <text:p text:style-name="P92"/>
      <text:p text:style-name="P93">{</text:p>
      <text:p text:style-name="P100">    <text:span text:style-name="T27">"error": false,</text:span></text:p>
      <text:p text:style-name="P100">    <text:span text:style-name="T27">"data": [</text:span></text:p>
      <text:p text:style-name="P100">        <text:span text:style-name="T27">{</text:span></text:p>
      <text:p text:style-name="P100">            <text:span text:style-name="T27">"chargeId": 2,</text:span></text:p>
      <text:p text:style-name="P100">            <text:span text:style-name="T27">"strategyCost": 585,</text:span></text:p>
      <text:p text:style-name="P100">            <text:span text:style-name="T27">"strategyName": "Netpost",</text:span></text:p>
      <text:p text:style-name="P100">            <text:span text:style-name="T27">"chargeDescription": "Netpost offers",</text:span></text:p>
      <text:p text:style-name="P100">            <text:span text:style-name="T27">"chargeType": "Recuring",</text:span></text:p>
      <text:p text:style-name="P100">            <text:span text:style-name="T27">"validityInDays": 24,</text:span></text:p>
      <text:p text:style-name="P100">            <text:span text:style-name="T27">"plan": null</text:span></text:p>
      <text:p text:style-name="P100">        <text:span text:style-name="T27">},</text:span></text:p>
      <text:p text:style-name="P100">        <text:span text:style-name="T27">{</text:span></text:p>
      <text:p text:style-name="P100">            <text:span text:style-name="T27">"chargeId": 5,</text:span></text:p>
      <text:p text:style-name="P100">            <text:span text:style-name="T27">"strategyCost": 585,</text:span></text:p>
      <text:p text:style-name="P100"><text:soft-page-break/>            <text:span text:style-name="T27">"strategyName": "Wetpost",</text:span></text:p>
      <text:p text:style-name="P100">            <text:span text:style-name="T27">"chargeDescription": "Wetpost offers",</text:span></text:p>
      <text:p text:style-name="P100">            <text:span text:style-name="T27">"chargeType": "Recuring",</text:span></text:p>
      <text:p text:style-name="P100">            <text:span text:style-name="T27">"validityInDays": 24,</text:span></text:p>
      <text:p text:style-name="P100">            <text:span text:style-name="T27">"plan": null</text:span></text:p>
      <text:p text:style-name="P100">        <text:span text:style-name="T27">},</text:span></text:p>
      <text:p text:style-name="P100">        <text:span text:style-name="T27">{</text:span></text:p>
      <text:p text:style-name="P100">            <text:span text:style-name="T27">"chargeId": 6,</text:span></text:p>
      <text:p text:style-name="P100">            <text:span text:style-name="T27">"strategyCost": 585,</text:span></text:p>
      <text:p text:style-name="P100">            <text:span text:style-name="T27">"strategyName": "Wetpost",</text:span></text:p>
      <text:p text:style-name="P100">            <text:span text:style-name="T27">"chargeDescription": "Wetpost offers",</text:span></text:p>
      <text:p text:style-name="P100">            <text:span text:style-name="T27">"chargeType": "Recuring",</text:span></text:p>
      <text:p text:style-name="P100">            <text:span text:style-name="T27">"validityInDays": 24,</text:span></text:p>
      <text:p text:style-name="P100">            <text:span text:style-name="T27">"plan": null</text:span></text:p>
      <text:p text:style-name="P96">  <text:span text:style-name="T45">      </text:span><text:span text:style-name="T46">}</text:span></text:p>
      <text:p text:style-name="P96"><text:span text:style-name="T47"><text:s text:c="5"/>}</text:span></text:p>
      <text:p text:style-name="P96"><text:span text:style-name="T47">}</text:span></text:p>
      <text:p text:style-name="P96"><text:span text:style-name="T47"/></text:p>
      <text:p text:style-name="P97"><text:span text:style-name="T48">U</text:span><text:span text:style-name="T49">RL: </text:span><text:a xlink:type="simple" xlink:href="http://localhost:8080/CustomizePlan/company/companies/Zel" text:style-name="Internet_20_link" text:visited-style-name="Visited_20_Internet_20_Link"><text:span text:style-name="T21">http://localhost:8080/CustomizePlan/company/companies/Zel</text:span></text:a></text:p>
      <text:p text:style-name="P97"><text:span text:style-name="T22"/></text:p>
      <text:p text:style-name="P98"><text:span text:style-name="T23">Method: GET</text:span></text:p>
      <text:p text:style-name="P98"><text:span text:style-name="T23"/></text:p>
      <text:p text:style-name="P98"><text:span text:style-name="T23">Response:</text:span></text:p>
      <text:p text:style-name="P99"><text:span text:style-name="T25">{</text:span></text:p>
      <text:p text:style-name="P101">    <text:span text:style-name="T27">"error": false,</text:span></text:p>
      <text:p text:style-name="P101">    <text:span text:style-name="T27">"data": [</text:span></text:p>
      <text:p text:style-name="P101">        <text:span text:style-name="T27">{</text:span></text:p>
      <text:p text:style-name="P101">            <text:span text:style-name="T27">"companyId": 26,</text:span></text:p>
      <text:p text:style-name="P101">            <text:span text:style-name="T27">"companyName": "Zelam",</text:span></text:p>
      <text:p text:style-name="P101">            <text:span text:style-name="T27">"companyAddress": "goap",</text:span></text:p>
      <text:p text:style-name="P101">            <text:span text:style-name="T27">"companyPhone": 878866942</text:span></text:p>
      <text:p text:style-name="P101">        <text:span text:style-name="T27">},</text:span></text:p>
      <text:p text:style-name="P101">        <text:span text:style-name="T27">{</text:span></text:p>
      <text:p text:style-name="P101">            <text:span text:style-name="T27">"companyId": 29,</text:span></text:p>
      <text:p text:style-name="P101">            <text:span text:style-name="T27">"companyName": "Zelam",</text:span></text:p>
      <text:p text:style-name="P101">            <text:span text:style-name="T27">"companyAddress": "goap",</text:span></text:p>
      <text:p text:style-name="P101">            <text:span text:style-name="T27">"companyPhone": 878866942</text:span></text:p>
      <text:p text:style-name="P101">        <text:span text:style-name="T27">},</text:span></text:p>
      <text:p text:style-name="P101">        <text:span text:style-name="T27">{</text:span></text:p>
      <text:p text:style-name="P101">            <text:span text:style-name="T27">"companyId": 31,</text:span></text:p>
      <text:p text:style-name="P101">            <text:span text:style-name="T27">"companyName": "Zelam",</text:span></text:p>
      <text:p text:style-name="P101">            <text:span text:style-name="T27">"companyAddress": "goap",</text:span></text:p>
      <text:p text:style-name="P101">            <text:span text:style-name="T27">"companyPhone": 878866942</text:span></text:p>
      <text:p text:style-name="P101">        <text:span text:style-name="T27">},</text:span></text:p>
      <text:p text:style-name="P101">        <text:span text:style-name="T27">{</text:span></text:p>
      <text:p text:style-name="P101">            <text:span text:style-name="T27">"companyId": 33,</text:span></text:p>
      <text:p text:style-name="P101">            <text:span text:style-name="T27">"companyName": "Zelam",</text:span></text:p>
      <text:p text:style-name="P101">            <text:span text:style-name="T27">"companyAddress": "goap",</text:span></text:p>
      <text:p text:style-name="P101">            <text:span text:style-name="T27">"companyPhone": 878866942</text:span></text:p>
      <text:p text:style-name="P101">        <text:span text:style-name="T27">},</text:span></text:p>
      <text:p text:style-name="P101"><text:soft-page-break/>        <text:span text:style-name="T27">{</text:span></text:p>
      <text:p text:style-name="P101">            <text:span text:style-name="T27">"companyId": 35,</text:span></text:p>
      <text:p text:style-name="P101">            <text:span text:style-name="T27">"companyName": "Zelam",</text:span></text:p>
      <text:p text:style-name="P101">            <text:span text:style-name="T27">"companyAddress": "goap",</text:span></text:p>
      <text:p text:style-name="P101">            <text:span text:style-name="T27">"companyPhone": 878866942</text:span></text:p>
      <text:p text:style-name="P101">        <text:span text:style-name="T27">},</text:span></text:p>
      <text:p text:style-name="P101">        <text:span text:style-name="T27">{</text:span></text:p>
      <text:p text:style-name="P101">            <text:span text:style-name="T27">"companyId": 37,</text:span></text:p>
      <text:p text:style-name="P101">            <text:span text:style-name="T27">"companyName": "Zelam",</text:span></text:p>
      <text:p text:style-name="P101">            <text:span text:style-name="T27">"companyAddress": "goap",</text:span></text:p>
      <text:p text:style-name="P101">            <text:span text:style-name="T27">"companyPhone": 878866942</text:span></text:p>
      <text:p text:style-name="P101">        <text:span text:style-name="T27">}</text:span></text:p>
      <text:p text:style-name="P101">    <text:span text:style-name="T27">]</text:span></text:p>
      <text:p text:style-name="P103">}</text:p>
      <text:p text:style-name="P103"/>
      <text:p text:style-name="P105"><text:span text:style-name="T50">url: </text:span><text:span text:style-name="T13">http://localhost:8080/CustomizePlan/products/product/nder</text:span></text:p>
      <text:p text:style-name="P104"><text:span text:style-name="T17"/></text:p>
      <text:p text:style-name="P104"><text:span text:style-name="T20">Method: GET</text:span></text:p>
      <text:p text:style-name="P104"><text:span text:style-name="T20">Response:</text:span></text:p>
      <text:p text:style-name="P111"><text:span text:style-name="T20">{</text:span>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5</text:span><text:span text:style-name="T27">,</text:span></text:p>
      <text:p text:style-name="P17">            <text:span text:style-name="T28">"productName"</text:span><text:span text:style-name="T27">: </text:span><text:span text:style-name="T29">"nder"</text:span><text:span text:style-name="T27">,</text:span></text:p>
      <text:p text:style-name="P17">            <text:span text:style-name="T28">"productDescription"</text:span><text:span text:style-name="T27">: </text:span><text:span text:style-name="T29">"Netpost"</text:span><text:span text:style-name="T27">,</text:span></text:p>
      <text:p text:style-name="P17">            <text:span text:style-name="T28">"company"</text:span><text:span text:style-name="T27">: </text:span><text:span text:style-name="T29">null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6</text:span><text:span text:style-name="T27">,</text:span></text:p>
      <text:p text:style-name="P17">            <text:span text:style-name="T28">"productName"</text:span><text:span text:style-name="T27">: </text:span><text:span text:style-name="T29">"nder"</text:span><text:span text:style-name="T27">,</text:span></text:p>
      <text:p text:style-name="P17">            <text:span text:style-name="T28">"productDescription"</text:span><text:span text:style-name="T27">: </text:span><text:span text:style-name="T29">"Netpost"</text:span><text:span text:style-name="T27">,</text:span></text:p>
      <text:p text:style-name="P17">            <text:span text:style-name="T28">"company"</text:span><text:span text:style-name="T27">: </text:span><text:span text:style-name="T29">null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7</text:span><text:span text:style-name="T27">,</text:span></text:p>
      <text:p text:style-name="P17">            <text:span text:style-name="T28">"productName"</text:span><text:span text:style-name="T27">: </text:span><text:span text:style-name="T29">"nder"</text:span><text:span text:style-name="T27">,</text:span></text:p>
      <text:p text:style-name="P17">            <text:span text:style-name="T28">"productDescription"</text:span><text:span text:style-name="T27">: </text:span><text:span text:style-name="T29">"Netpost"</text:span><text:span text:style-name="T27">,</text:span></text:p>
      <text:p text:style-name="P17">            <text:span text:style-name="T28">"company"</text:span><text:span text:style-name="T27">: </text:span><text:span text:style-name="T29">null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8</text:span><text:span text:style-name="T27">,</text:span></text:p>
      <text:p text:style-name="P17">            <text:span text:style-name="T28">"productName"</text:span><text:span text:style-name="T27">: </text:span><text:span text:style-name="T29">"nder"</text:span><text:span text:style-name="T27">,</text:span></text:p>
      <text:p text:style-name="P17">            <text:span text:style-name="T28">"productDescription"</text:span><text:span text:style-name="T27">: </text:span><text:span text:style-name="T29">"Netpost"</text:span><text:span text:style-name="T27">,</text:span></text:p>
      <text:p text:style-name="P17">            <text:span text:style-name="T28">"company"</text:span><text:span text:style-name="T27">: </text:span><text:span text:style-name="T29">null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9</text:span><text:span text:style-name="T27">,</text:span></text:p>
      <text:p text:style-name="P17">            <text:span text:style-name="T28">"productName"</text:span><text:span text:style-name="T27">: </text:span><text:span text:style-name="T29">"nder"</text:span><text:span text:style-name="T27">,</text:span></text:p>
      <text:p text:style-name="P17">            <text:span text:style-name="T28">"productDescription"</text:span><text:span text:style-name="T27">: </text:span><text:span text:style-name="T29">"Netpost"</text:span><text:span text:style-name="T27">,</text:span></text:p>
      <text:p text:style-name="P17"><text:soft-page-break/>            <text:span text:style-name="T28">"company"</text:span><text:span text:style-name="T27">: </text:span><text:span text:style-name="T29">null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8"/>
      <text:p text:style-name="P106"><text:span text:style-name="T36">url: </text:span><text:a xlink:type="simple" xlink:href="http://localhost:8080/CustomizePlan/plans/product/1" text:style-name="Internet_20_link" text:visited-style-name="Visited_20_Internet_20_Link"><text:span text:style-name="T13">http://localhost:8080/CustomizePlan/plans/product/1</text:span></text:a></text:p>
      <text:p text:style-name="P106"><text:span text:style-name="T13"/></text:p>
      <text:p text:style-name="P116"><text:span text:style-name="T13">Method: GET</text:span></text:p>
      <text:p text:style-name="P116"><text:span text:style-name="T13"/></text:p>
      <text:p text:style-name="P116"><text:span text:style-name="T13">Response:</text:span></text:p>
      <text:p text:style-name="P112"><text:span text:style-name="T13">{</text:span>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planId"</text:span><text:span text:style-name="T27">: </text:span><text:span text:style-name="T30">9</text:span><text:span text:style-name="T27">,</text:span></text:p>
      <text:p text:style-name="P17">            <text:span text:style-name="T28">"planName"</text:span><text:span text:style-name="T27">: </text:span><text:span text:style-name="T29">" Super Offer"</text:span><text:span text:style-name="T27">,</text:span></text:p>
      <text:p text:style-name="P17">            <text:span text:style-name="T28">"planDescription"</text:span><text:span text:style-name="T27">: </text:span><text:span text:style-name="T29">"plan validity can be customized"</text:span><text:span text:style-name="T27">,</text:span></text:p>
      <text:p text:style-name="P17">            <text:span text:style-name="T28">"startDate"</text:span><text:span text:style-name="T27">: </text:span><text:span text:style-name="T30">1577768400000</text:span><text:span text:style-name="T27">,</text:span></text:p>
      <text:p text:style-name="P17">            <text:span text:style-name="T28">"product"</text:span><text:span text:style-name="T27">: {</text:span></text:p>
      <text:p text:style-name="P17">                <text:span text:style-name="T28">"productId"</text:span><text:span text:style-name="T27">: </text:span><text:span text:style-name="T30">1</text:span><text:span text:style-name="T27">,</text:span></text:p>
      <text:p text:style-name="P17">                <text:span text:style-name="T28">"productName"</text:span><text:span text:style-name="T27">: </text:span><text:span text:style-name="T29">"LAN"</text:span><text:span text:style-name="T27">,</text:span></text:p>
      <text:p text:style-name="P17">                <text:span text:style-name="T28">"productDescription"</text:span><text:span text:style-name="T27">: </text:span><text:span text:style-name="T29">"LAN services"</text:span><text:span text:style-name="T27">,</text:span></text:p>
      <text:p text:style-name="P17">                <text:span text:style-name="T28">"company"</text:span><text:span text:style-name="T27">: </text:span><text:span text:style-name="T29">null</text:span></text:p>
      <text:p text:style-name="P17">            <text:span text:style-name="T27">},</text:span></text:p>
      <text:p text:style-name="P17">            <text:span text:style-name="T28">"bundel"</text:span><text:span text:style-name="T27">: </text:span><text:span text:style-name="T29">null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116"><text:span text:style-name="T13"/></text:p>
      <text:p text:style-name="P107"><text:span text:style-name="T14">url:</text:span><text:a xlink:type="simple" xlink:href="http://localhost:8080/CustomizePlan/products/company/1" text:style-name="Internet_20_link" text:visited-style-name="Visited_20_Internet_20_Link"><text:span text:style-name="T13">http://localhost:8080/CustomizePlan/products/company/1</text:span></text:a></text:p>
      <text:p text:style-name="P107"><text:span text:style-name="T14"/></text:p>
      <text:p text:style-name="P117"><text:span text:style-name="T13">Method: GET</text:span></text:p>
      <text:p text:style-name="P117"><text:span text:style-name="T13"/></text:p>
      <text:p text:style-name="P117"><text:span text:style-name="T13">Repsonse:</text:span></text:p>
      <text:p text:style-name="P113"><text:span text:style-name="T13">{</text:span>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3</text:span><text:span text:style-name="T27">,</text:span></text:p>
      <text:p text:style-name="P17">            <text:span text:style-name="T28">"productName"</text:span><text:span text:style-name="T27">: </text:span><text:span text:style-name="T29">"Airtel Bank"</text:span><text:span text:style-name="T27">,</text:span></text:p>
      <text:p text:style-name="P17">            <text:span text:style-name="T28">"productDescription"</text:span><text:span text:style-name="T27">: </text:span><text:span text:style-name="T29">"makes yor UPI transactions simpler"</text:span><text:span text:style-name="T27">,</text:span></text:p>
      <text:p text:style-name="P17">            <text:span text:style-name="T28">"company"</text:span><text:span text:style-name="T27">: {</text:span></text:p>
      <text:p text:style-name="P17">    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    <text:span text:style-name="T28">"companyName"</text:span><text:span text:style-name="T27">: </text:span><text:span text:style-name="T29">null</text:span><text:span text:style-name="T27">,</text:span></text:p>
      <text:p text:style-name="P17">                <text:span text:style-name="T28">"companyAddress"</text:span><text:span text:style-name="T27">: </text:span><text:span text:style-name="T29">"Goa"</text:span><text:span text:style-name="T27">,</text:span></text:p>
      <text:p text:style-name="P17">                <text:span text:style-name="T28">"companyPhone"</text:span><text:span text:style-name="T27">: </text:span><text:span text:style-name="T30">754236265</text:span></text:p>
      <text:p text:style-name="P17">            <text:span text:style-name="T27">}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productId"</text:span><text:span text:style-name="T27">: </text:span><text:span text:style-name="T30">4</text:span><text:span text:style-name="T27">,</text:span></text:p>
      <text:p text:style-name="P17">            <text:span text:style-name="T28">"productName"</text:span><text:span text:style-name="T27">: </text:span><text:span text:style-name="T29">"super offer "</text:span><text:span text:style-name="T27">,</text:span></text:p>
      <text:p text:style-name="P17"><text:soft-page-break/>            <text:span text:style-name="T28">"productDescription"</text:span><text:span text:style-name="T27">: </text:span><text:span text:style-name="T29">"makes yor UPI transactions simpler with profit"</text:span><text:span text:style-name="T27">,</text:span></text:p>
      <text:p text:style-name="P17">            <text:span text:style-name="T28">"company"</text:span><text:span text:style-name="T27">: {</text:span></text:p>
      <text:p text:style-name="P17">    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    <text:span text:style-name="T28">"companyName"</text:span><text:span text:style-name="T27">: </text:span><text:span text:style-name="T29">null</text:span><text:span text:style-name="T27">,</text:span></text:p>
      <text:p text:style-name="P17">                <text:span text:style-name="T28">"companyAddress"</text:span><text:span text:style-name="T27">: </text:span><text:span text:style-name="T29">"Goa"</text:span><text:span text:style-name="T27">,</text:span></text:p>
      <text:p text:style-name="P17">                <text:span text:style-name="T28">"companyPhone"</text:span><text:span text:style-name="T27">: </text:span><text:span text:style-name="T30">754236265</text:span></text:p>
      <text:p text:style-name="P17">            <text:span text:style-name="T27">}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117"><text:span text:style-name="T13"/></text:p>
      <text:p text:style-name="P108"><text:span text:style-name="T15">url: </text:span><text:a xlink:type="simple" xlink:href="http://localhost:8080/CustomizePlan/plans/bundel/2" text:style-name="Internet_20_link" text:visited-style-name="Visited_20_Internet_20_Link"><text:span text:style-name="T13">http://localhost:8080/CustomizePlan/plans/bundel/2</text:span></text:a></text:p>
      <text:p text:style-name="P108"><text:span text:style-name="T15"/></text:p>
      <text:p text:style-name="P118"><text:span text:style-name="T13">Method: GET</text:span></text:p>
      <text:p text:style-name="P118"><text:span text:style-name="T13"/></text:p>
      <text:p text:style-name="P118"><text:span text:style-name="T13">Rsponse:</text:span></text:p>
      <text:p text:style-name="P114"><text:span text:style-name="T13">{</text:span>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planId"</text:span><text:span text:style-name="T27">: </text:span><text:span text:style-name="T30">11</text:span><text:span text:style-name="T27">,</text:span></text:p>
      <text:p text:style-name="P17">            <text:span text:style-name="T28">"planName"</text:span><text:span text:style-name="T27">: </text:span><text:span text:style-name="T29">" Big  Offer"</text:span><text:span text:style-name="T27">,</text:span></text:p>
      <text:p text:style-name="P17">            <text:span text:style-name="T28">"planDescription"</text:span><text:span text:style-name="T27">: </text:span><text:span text:style-name="T29">"plan validity can be customized"</text:span><text:span text:style-name="T27">,</text:span></text:p>
      <text:p text:style-name="P17">            <text:span text:style-name="T28">"startDate"</text:span><text:span text:style-name="T27">: </text:span><text:span text:style-name="T30">1605070800000</text:span><text:span text:style-name="T27">,</text:span></text:p>
      <text:p text:style-name="P17">            <text:span text:style-name="T28">"product"</text:span><text:span text:style-name="T27">: {</text:span></text:p>
      <text:p text:style-name="P17">                <text:span text:style-name="T28">"productId"</text:span><text:span text:style-name="T27">: </text:span><text:span text:style-name="T30">3</text:span><text:span text:style-name="T27">,</text:span></text:p>
      <text:p text:style-name="P17">                <text:span text:style-name="T28">"productName"</text:span><text:span text:style-name="T27">: </text:span><text:span text:style-name="T29">"Airtel Bank"</text:span><text:span text:style-name="T27">,</text:span></text:p>
      <text:p text:style-name="P17">                <text:span text:style-name="T28">"productDescription"</text:span><text:span text:style-name="T27">: </text:span><text:span text:style-name="T29">"makes yor UPI transactions simpler"</text:span><text:span text:style-name="T27">,</text:span></text:p>
      <text:p text:style-name="P17">                <text:span text:style-name="T28">"company"</text:span><text:span text:style-name="T27">: {</text:span></text:p>
      <text:p text:style-name="P17">        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        <text:span text:style-name="T28">"companyName"</text:span><text:span text:style-name="T27">: </text:span><text:span text:style-name="T29">null</text:span><text:span text:style-name="T27">,</text:span></text:p>
      <text:p text:style-name="P17">                    <text:span text:style-name="T28">"companyAddress"</text:span><text:span text:style-name="T27">: </text:span><text:span text:style-name="T29">"Goa"</text:span><text:span text:style-name="T27">,</text:span></text:p>
      <text:p text:style-name="P17">                    <text:span text:style-name="T28">"companyPhone"</text:span><text:span text:style-name="T27">: </text:span><text:span text:style-name="T30">754236265</text:span></text:p>
      <text:p text:style-name="P17">                <text:span text:style-name="T27">}</text:span></text:p>
      <text:p text:style-name="P17">            <text:span text:style-name="T27">},</text:span></text:p>
      <text:p text:style-name="P17">            <text:span text:style-name="T28">"bundel"</text:span><text:span text:style-name="T27">: {</text:span></text:p>
      <text:p text:style-name="P17">                <text:span text:style-name="T28">"bundelId"</text:span><text:span text:style-name="T27">: </text:span><text:span text:style-name="T30">2</text:span><text:span text:style-name="T27">,</text:span></text:p>
      <text:p text:style-name="P17">                <text:span text:style-name="T28">"bundelName"</text:span><text:span text:style-name="T27">: </text:span><text:span text:style-name="T29">"Airtel"</text:span><text:span text:style-name="T27">,</text:span></text:p>
      <text:p text:style-name="P17">                <text:span text:style-name="T28">"bundelDescription"</text:span><text:span text:style-name="T27">: </text:span><text:span text:style-name="T29">"Netpost"</text:span></text:p>
      <text:p text:style-name="P17">            <text:span text:style-name="T27">}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planId"</text:span><text:span text:style-name="T27">: </text:span><text:span text:style-name="T30">12</text:span><text:span text:style-name="T27">,</text:span></text:p>
      <text:p text:style-name="P17">            <text:span text:style-name="T28">"planName"</text:span><text:span text:style-name="T27">: </text:span><text:span text:style-name="T29">" super  Offer"</text:span><text:span text:style-name="T27">,</text:span></text:p>
      <text:p text:style-name="P17">            <text:span text:style-name="T28">"planDescription"</text:span><text:span text:style-name="T27">: </text:span><text:span text:style-name="T29">"plan validity can be customized"</text:span><text:span text:style-name="T27">,</text:span></text:p>
      <text:p text:style-name="P17">            <text:span text:style-name="T28">"startDate"</text:span><text:span text:style-name="T27">: </text:span><text:span text:style-name="T30">1605070800000</text:span><text:span text:style-name="T27">,</text:span></text:p>
      <text:p text:style-name="P17">            <text:span text:style-name="T28">"product"</text:span><text:span text:style-name="T27">: {</text:span></text:p>
      <text:p text:style-name="P17">                <text:span text:style-name="T28">"productId"</text:span><text:span text:style-name="T27">: </text:span><text:span text:style-name="T30">3</text:span><text:span text:style-name="T27">,</text:span></text:p>
      <text:p text:style-name="P17">                <text:span text:style-name="T28">"productName"</text:span><text:span text:style-name="T27">: </text:span><text:span text:style-name="T29">"Airtel Bank"</text:span><text:span text:style-name="T27">,</text:span></text:p>
      <text:p text:style-name="P17">                <text:span text:style-name="T28">"productDescription"</text:span><text:span text:style-name="T27">: </text:span><text:span text:style-name="T29">"makes yor UPI transactions simpler"</text:span><text:span text:style-name="T27">,</text:span></text:p>
      <text:p text:style-name="P17"><text:soft-page-break/>                <text:span text:style-name="T28">"company"</text:span><text:span text:style-name="T27">: {</text:span></text:p>
      <text:p text:style-name="P17">        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        <text:span text:style-name="T28">"companyName"</text:span><text:span text:style-name="T27">: </text:span><text:span text:style-name="T29">null</text:span><text:span text:style-name="T27">,</text:span></text:p>
      <text:p text:style-name="P17">                    <text:span text:style-name="T28">"companyAddress"</text:span><text:span text:style-name="T27">: </text:span><text:span text:style-name="T29">"Goa"</text:span><text:span text:style-name="T27">,</text:span></text:p>
      <text:p text:style-name="P17">                    <text:span text:style-name="T28">"companyPhone"</text:span><text:span text:style-name="T27">: </text:span><text:span text:style-name="T30">754236265</text:span></text:p>
      <text:p text:style-name="P17">                <text:span text:style-name="T27">}</text:span></text:p>
      <text:p text:style-name="P17">            <text:span text:style-name="T27">},</text:span></text:p>
      <text:p text:style-name="P17">            <text:span text:style-name="T28">"bundel"</text:span><text:span text:style-name="T27">: {</text:span></text:p>
      <text:p text:style-name="P17">                <text:span text:style-name="T28">"bundelId"</text:span><text:span text:style-name="T27">: </text:span><text:span text:style-name="T30">2</text:span><text:span text:style-name="T27">,</text:span></text:p>
      <text:p text:style-name="P17">                <text:span text:style-name="T28">"bundelName"</text:span><text:span text:style-name="T27">: </text:span><text:span text:style-name="T29">"Airtel"</text:span><text:span text:style-name="T27">,</text:span></text:p>
      <text:p text:style-name="P17">                <text:span text:style-name="T28">"bundelDescription"</text:span><text:span text:style-name="T27">: </text:span><text:span text:style-name="T29">"Netpost"</text:span></text:p>
      <text:p text:style-name="P17">            <text:span text:style-name="T27">}</text:span></text:p>
      <text:p text:style-name="P17">        <text:span text:style-name="T27">},</text:span></text:p>
      <text:p text:style-name="P17">        <text:span text:style-name="T27">{</text:span></text:p>
      <text:p text:style-name="P17">            <text:span text:style-name="T28">"planId"</text:span><text:span text:style-name="T27">: </text:span><text:span text:style-name="T30">13</text:span><text:span text:style-name="T27">,</text:span></text:p>
      <text:p text:style-name="P17">            <text:span text:style-name="T28">"planName"</text:span><text:span text:style-name="T27">: </text:span><text:span text:style-name="T29">" super  Offer"</text:span><text:span text:style-name="T27">,</text:span></text:p>
      <text:p text:style-name="P17">            <text:span text:style-name="T28">"planDescription"</text:span><text:span text:style-name="T27">: </text:span><text:span text:style-name="T29">"plan validity can be customized"</text:span><text:span text:style-name="T27">,</text:span></text:p>
      <text:p text:style-name="P17">            <text:span text:style-name="T28">"startDate"</text:span><text:span text:style-name="T27">: </text:span><text:span text:style-name="T30">1605070800000</text:span><text:span text:style-name="T27">,</text:span></text:p>
      <text:p text:style-name="P17">            <text:span text:style-name="T28">"product"</text:span><text:span text:style-name="T27">: {</text:span></text:p>
      <text:p text:style-name="P17">                <text:span text:style-name="T28">"productId"</text:span><text:span text:style-name="T27">: </text:span><text:span text:style-name="T30">4</text:span><text:span text:style-name="T27">,</text:span></text:p>
      <text:p text:style-name="P17">                <text:span text:style-name="T28">"productName"</text:span><text:span text:style-name="T27">: </text:span><text:span text:style-name="T29">"super offer "</text:span><text:span text:style-name="T27">,</text:span></text:p>
      <text:p text:style-name="P17">                <text:span text:style-name="T28">"productDescription"</text:span><text:span text:style-name="T27">: </text:span><text:span text:style-name="T29">"makes yor UPI transactions simpler with profit"</text:span><text:span text:style-name="T27">,</text:span></text:p>
      <text:p text:style-name="P17">                <text:span text:style-name="T28">"company"</text:span><text:span text:style-name="T27">: {</text:span></text:p>
      <text:p text:style-name="P17">                    <text:span text:style-name="T28">"companyId"</text:span><text:span text:style-name="T27">: </text:span><text:span text:style-name="T30">1</text:span><text:span text:style-name="T27">,</text:span></text:p>
      <text:p text:style-name="P17">                    <text:span text:style-name="T28">"companyName"</text:span><text:span text:style-name="T27">: </text:span><text:span text:style-name="T29">null</text:span><text:span text:style-name="T27">,</text:span></text:p>
      <text:p text:style-name="P17">                    <text:span text:style-name="T28">"companyAddress"</text:span><text:span text:style-name="T27">: </text:span><text:span text:style-name="T29">"Goa"</text:span><text:span text:style-name="T27">,</text:span></text:p>
      <text:p text:style-name="P17">                    <text:span text:style-name="T28">"companyPhone"</text:span><text:span text:style-name="T27">: </text:span><text:span text:style-name="T30">754236265</text:span></text:p>
      <text:p text:style-name="P17">                <text:span text:style-name="T27">}</text:span></text:p>
      <text:p text:style-name="P17">            <text:span text:style-name="T27">},</text:span></text:p>
      <text:p text:style-name="P17">            <text:span text:style-name="T28">"bundel"</text:span><text:span text:style-name="T27">: {</text:span></text:p>
      <text:p text:style-name="P17">                <text:span text:style-name="T28">"bundelId"</text:span><text:span text:style-name="T27">: </text:span><text:span text:style-name="T30">2</text:span><text:span text:style-name="T27">,</text:span></text:p>
      <text:p text:style-name="P17">                <text:span text:style-name="T28">"bundelName"</text:span><text:span text:style-name="T27">: </text:span><text:span text:style-name="T29">"Airtel"</text:span><text:span text:style-name="T27">,</text:span></text:p>
      <text:p text:style-name="P17">                <text:span text:style-name="T28">"bundelDescription"</text:span><text:span text:style-name="T27">: </text:span><text:span text:style-name="T29">"Netpost"</text:span></text:p>
      <text:p text:style-name="P17">            <text:span text:style-name="T27">}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118"><text:span text:style-name="T13"/></text:p>
      <text:p text:style-name="P118"><text:span text:style-name="T13"/></text:p>
      <text:p text:style-name="P109"><text:span text:style-name="T16">url: </text:span><text:span text:style-name="T13">http://localhost:8080/CustomizePlan/charges/plan/10</text:span></text:p>
      <text:p text:style-name="P119"><text:span text:style-name="T13"/></text:p>
      <text:p text:style-name="P119"><text:span text:style-name="T13">Method: GET</text:span></text:p>
      <text:p text:style-name="P119"><text:span text:style-name="T13"/></text:p>
      <text:p text:style-name="P119"><text:span text:style-name="T13">Response:</text:span></text:p>
      <text:p text:style-name="P115"><text:span text:style-name="T13">{</text:span></text:p>
      <text:p text:style-name="P17">    <text:span text:style-name="T28">"error"</text:span><text:span text:style-name="T27">: </text:span><text:span text:style-name="T29">false</text:span><text:span text:style-name="T27">,</text:span></text:p>
      <text:p text:style-name="P17">    <text:span text:style-name="T28">"data"</text:span><text:span text:style-name="T27">: [</text:span></text:p>
      <text:p text:style-name="P17">        <text:span text:style-name="T27">{</text:span></text:p>
      <text:p text:style-name="P17">            <text:span text:style-name="T28">"chargeId"</text:span><text:span text:style-name="T27">: </text:span><text:span text:style-name="T30">4</text:span><text:span text:style-name="T27">,</text:span></text:p>
      <text:p text:style-name="P17">            <text:span text:style-name="T28">"strategyCost"</text:span><text:span text:style-name="T27">: </text:span><text:span text:style-name="T30">300</text:span><text:span text:style-name="T27">,</text:span></text:p>
      <text:p text:style-name="P17"><text:soft-page-break/>            <text:span text:style-name="T28">"strategyName"</text:span><text:span text:style-name="T27">: </text:span><text:span text:style-name="T29">"NetworkLine"</text:span><text:span text:style-name="T27">,</text:span></text:p>
      <text:p text:style-name="P17">            <text:span text:style-name="T28">"chargeDescription"</text:span><text:span text:style-name="T27">: </text:span><text:span text:style-name="T29">"NetworkLine is a effective broad band service"</text:span><text:span text:style-name="T27">,</text:span></text:p>
      <text:p text:style-name="P17">            <text:span text:style-name="T28">"chargeType"</text:span><text:span text:style-name="T27">: </text:span><text:span text:style-name="T29">"oneTime"</text:span><text:span text:style-name="T27">,</text:span></text:p>
      <text:p text:style-name="P17">            <text:span text:style-name="T28">"validityInDays"</text:span><text:span text:style-name="T27">: </text:span><text:span text:style-name="T30">365</text:span><text:span text:style-name="T27">,</text:span></text:p>
      <text:p text:style-name="P17">            <text:span text:style-name="T28">"plan"</text:span><text:span text:style-name="T27">: {</text:span></text:p>
      <text:p text:style-name="P17">                <text:span text:style-name="T28">"planId"</text:span><text:span text:style-name="T27">: </text:span><text:span text:style-name="T30">10</text:span><text:span text:style-name="T27">,</text:span></text:p>
      <text:p text:style-name="P17">                <text:span text:style-name="T28">"planName"</text:span><text:span text:style-name="T27">: </text:span><text:span text:style-name="T29">"LAN"</text:span><text:span text:style-name="T27">,</text:span></text:p>
      <text:p text:style-name="P17">                <text:span text:style-name="T28">"planDescription"</text:span><text:span text:style-name="T27">: </text:span><text:span text:style-name="T29">"LAN services"</text:span><text:span text:style-name="T27">,</text:span></text:p>
      <text:p text:style-name="P17">                <text:span text:style-name="T28">"startDate"</text:span><text:span text:style-name="T27">: </text:span><text:span text:style-name="T30">1607662800000</text:span><text:span text:style-name="T27">,</text:span></text:p>
      <text:p text:style-name="P17">                <text:span text:style-name="T28">"product"</text:span><text:span text:style-name="T27">: </text:span><text:span text:style-name="T29">null</text:span><text:span text:style-name="T27">,</text:span></text:p>
      <text:p text:style-name="P17">                <text:span text:style-name="T28">"bundel"</text:span><text:span text:style-name="T27">: </text:span><text:span text:style-name="T29">null</text:span></text:p>
      <text:p text:style-name="P17">            <text:span text:style-name="T27">}</text:span></text:p>
      <text:p text:style-name="P17">        <text:span text:style-name="T27">}</text:span></text:p>
      <text:p text:style-name="P17">    <text:span text:style-name="T27">]</text:span></text:p>
      <text:p text:style-name="P8">}</text:p>
      <text:p text:style-name="P119"><text:span text:style-name="T13"/></text:p>
      <text:p text:style-name="P104"><text:span text:style-name="T20"/></text:p>
      <text:p text:style-name="P103"/>
      <text:p text:style-name="P103"/>
      <text:p text:style-name="P102"><text:span text:style-name="T26"/></text:p>
      <text:p text:style-name="P94"/>
      <text:p text:style-name="P78"/>
      <text:p text:style-name="P78"/>
      <text:p text:style-name="P78"/>
      <text:p text:style-name="P78"/>
      <text:p text:style-name="P78"/>
      <text:p text:style-name="P78"/>
      <text:p text:style-name="P95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05:11:45.414613007</meta:creation-date>
    <dc:date>2020-12-24T05:44:18.291802940</dc:date>
    <meta:editing-duration>PT14H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3" meta:paragraph-count="1006" meta:word-count="1997" meta:character-count="25467" meta:non-whitespace-character-count="16579"/>
  </office:meta>
</office:document-meta>
</file>